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percent overlap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on_target_bases</text:p>
          </table:table-cell>
          <table:table-cell office:value-type="string" calcext:value-type="string">
            <text:p>off_target_bases</text:p>
          </table:table-cell>
          <table:table-cell office:value-type="string" calcext:value-type="string">
            <text:p>on_target_mapped</text:p>
          </table:table-cell>
          <table:table-cell office:value-type="string" calcext:value-type="string">
            <text:p>off_target_mapped</text:p>
          </table:table-cell>
          <table:table-cell office:value-type="string" calcext:value-type="string">
            <text:p>not_mapp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-Score_0.5</text:p>
          </table:table-cell>
          <table:table-cell office:value-type="string" calcext:value-type="string">
            <text:p>On/(on+off)</text:p>
          </table:table-cell>
          <table:table-cell office:value-type="string" calcext:value-type="string">
            <text:p>on/all</text:p>
          </table:table-cell>
        </table:table-row>
        <table:table-row table:style-name="ro1">
          <table:table-cell office:value-type="string" calcext:value-type="string">
            <text:p>length_100.thresh_0.01</text:p>
          </table:table-cell>
          <table:table-cell office:value-type="float" office:value="22596139" calcext:value-type="float">
            <text:p>22596139</text:p>
          </table:table-cell>
          <table:table-cell office:value-type="float" office:value="1314548016" calcext:value-type="float">
            <text:p>1314548016</text:p>
          </table:table-cell>
          <table:table-cell office:value-type="float" office:value="375081322" calcext:value-type="float">
            <text:p>375081322</text:p>
          </table:table-cell>
          <table:table-cell office:value-type="float" office:value="329513342" calcext:value-type="float">
            <text:p>329513342</text:p>
          </table:table-cell>
          <table:table-cell table:formula="of:=100*[.B2]/(AVERAGE([.C2:.E2]))" office:value-type="float" office:value="3.35728711355851" calcext:value-type="float">
            <text:p>3.3572871136</text:p>
          </table:table-cell>
          <table:table-cell office:value-type="float" office:value="22596139" calcext:value-type="float">
            <text:p>2259613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46411" calcext:value-type="float">
            <text:p>4246411</text:p>
          </table:table-cell>
          <table:table-cell office:value-type="float" office:value="101508" calcext:value-type="float">
            <text:p>101508</text:p>
          </table:table-cell>
          <table:table-cell table:formula="of:=[.G2]-[.J2]" office:value-type="float" office:value="18349728" calcext:value-type="float">
            <text:p>18349728</text:p>
          </table:table-cell>
          <table:table-cell table:formula="of:=[.J2]/[.H2]" office:value-type="float" office:value="0.0491622366277535" calcext:value-type="float">
            <text:p>0.0491622366</text:p>
          </table:table-cell>
          <table:table-cell table:formula="of:=[.J2]/[.G2]" office:value-type="float" office:value="0.187926397514195" calcext:value-type="float">
            <text:p>0.1879263975</text:p>
          </table:table-cell>
          <table:table-cell table:formula="of:=(1+0.5*0.5)*([.M2]*[.N2]/(0.5*0.5*[.N2]+[.M2]))" office:value-type="float" office:value="0.120117971247118" calcext:value-type="float">
            <text:p>0.1201179712</text:p>
          </table:table-cell>
          <table:table-cell table:formula="of:=[.J2]/([.J2]+[.K2])" office:value-type="float" office:value="0.976653658911309" calcext:value-type="float">
            <text:p>0.9766536589</text:p>
          </table:table-cell>
          <table:table-cell table:formula="of:=[.J2]/[.G2]" office:value-type="float" office:value="0.187926397514195" calcext:value-type="float">
            <text:p>0.1879263975</text:p>
          </table:table-cell>
        </table:table-row>
        <table:table-row table:style-name="ro1">
          <table:table-cell office:value-type="string" calcext:value-type="string">
            <text:p>length_100.thresh_1</text:p>
          </table:table-cell>
          <table:table-cell office:value-type="float" office:value="10426784" calcext:value-type="float">
            <text:p>10426784</text:p>
          </table:table-cell>
          <table:table-cell office:value-type="float" office:value="256959490" calcext:value-type="float">
            <text:p>256959490</text:p>
          </table:table-cell>
          <table:table-cell office:value-type="float" office:value="260434280" calcext:value-type="float">
            <text:p>260434280</text:p>
          </table:table-cell>
          <table:table-cell office:value-type="float" office:value="230693016" calcext:value-type="float">
            <text:p>230693016</text:p>
          </table:table-cell>
          <table:table-cell table:formula="of:=100*[.B3]/(AVERAGE([.C3:.E3]))" office:value-type="float" office:value="4.18138009992867" calcext:value-type="float">
            <text:p>4.1813800999</text:p>
          </table:table-cell>
          <table:table-cell office:value-type="float" office:value="10426784" calcext:value-type="float">
            <text:p>104267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94666" calcext:value-type="float">
            <text:p>2094666</text:p>
          </table:table-cell>
          <table:table-cell office:value-type="float" office:value="25147" calcext:value-type="float">
            <text:p>25147</text:p>
          </table:table-cell>
          <table:table-cell table:formula="of:=[.G3]-[.J3]" office:value-type="float" office:value="8332118" calcext:value-type="float">
            <text:p>8332118</text:p>
          </table:table-cell>
          <table:table-cell table:formula="of:=[.J3]/[.H3]" office:value-type="float" office:value="0.0242507061959169" calcext:value-type="float">
            <text:p>0.0242507062</text:p>
          </table:table-cell>
          <table:table-cell table:formula="of:=[.J3]/[.G3]" office:value-type="float" office:value="0.200892816039922" calcext:value-type="float">
            <text:p>0.200892816</text:p>
          </table:table-cell>
          <table:table-cell table:formula="of:=(1+0.5*0.5)*([.M3]*[.N3]/(0.5*0.5*[.N3]+[.M3]))" office:value-type="float" office:value="0.0817701233422807" calcext:value-type="float">
            <text:p>0.0817701233</text:p>
          </table:table-cell>
          <table:table-cell table:formula="of:=[.J3]/([.J3]+[.K3])" office:value-type="float" office:value="0.988137161155253" calcext:value-type="float">
            <text:p>0.9881371612</text:p>
          </table:table-cell>
          <table:table-cell table:formula="of:=[.J3]/[.G3]" office:value-type="float" office:value="0.200892816039922" calcext:value-type="float">
            <text:p>0.200892816</text:p>
          </table:table-cell>
        </table:table-row>
        <table:table-row table:style-name="ro1">
          <table:table-cell office:value-type="string" calcext:value-type="string">
            <text:p>length_100.thresh_2</text:p>
          </table:table-cell>
          <table:table-cell office:value-type="float" office:value="7142971" calcext:value-type="float">
            <text:p>7142971</text:p>
          </table:table-cell>
          <table:table-cell office:value-type="float" office:value="193276526" calcext:value-type="float">
            <text:p>193276526</text:p>
          </table:table-cell>
          <table:table-cell office:value-type="float" office:value="190721486" calcext:value-type="float">
            <text:p>190721486</text:p>
          </table:table-cell>
          <table:table-cell office:value-type="float" office:value="178828555" calcext:value-type="float">
            <text:p>178828555</text:p>
          </table:table-cell>
          <table:table-cell table:formula="of:=100*[.B4]/(AVERAGE([.C4:.E4]))" office:value-type="float" office:value="3.80737411068231" calcext:value-type="float">
            <text:p>3.8073741107</text:p>
          </table:table-cell>
          <table:table-cell office:value-type="float" office:value="7142971" calcext:value-type="float">
            <text:p>714297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39474" calcext:value-type="float">
            <text:p>1339474</text:p>
          </table:table-cell>
          <table:table-cell office:value-type="float" office:value="10770" calcext:value-type="float">
            <text:p>10770</text:p>
          </table:table-cell>
          <table:table-cell table:formula="of:=[.G4]-[.J4]" office:value-type="float" office:value="5803497" calcext:value-type="float">
            <text:p>5803497</text:p>
          </table:table-cell>
          <table:table-cell table:formula="of:=[.J4]/[.H4]" office:value-type="float" office:value="0.0155075751604646" calcext:value-type="float">
            <text:p>0.0155075752</text:p>
          </table:table-cell>
          <table:table-cell table:formula="of:=[.J4]/[.G4]" office:value-type="float" office:value="0.187523370877468" calcext:value-type="float">
            <text:p>0.1875233709</text:p>
          </table:table-cell>
          <table:table-cell table:formula="of:=(1+0.5*0.5)*([.M4]*[.N4]/(0.5*0.5*[.N4]+[.M4]))" office:value-type="float" office:value="0.0582646761019663" calcext:value-type="float">
            <text:p>0.0582646761</text:p>
          </table:table-cell>
          <table:table-cell table:formula="of:=[.J4]/([.J4]+[.K4])" office:value-type="float" office:value="0.992023663871123" calcext:value-type="float">
            <text:p>0.9920236639</text:p>
          </table:table-cell>
          <table:table-cell table:formula="of:=[.J4]/[.G4]" office:value-type="float" office:value="0.187523370877468" calcext:value-type="float">
            <text:p>0.1875233709</text:p>
          </table:table-cell>
        </table:table-row>
        <table:table-row table:style-name="ro1">
          <table:table-cell office:value-type="string" calcext:value-type="string">
            <text:p>length_100.thresh_4</text:p>
          </table:table-cell>
          <table:table-cell office:value-type="float" office:value="3380596" calcext:value-type="float">
            <text:p>3380596</text:p>
          </table:table-cell>
          <table:table-cell office:value-type="float" office:value="28502711" calcext:value-type="float">
            <text:p>28502711</text:p>
          </table:table-cell>
          <table:table-cell office:value-type="float" office:value="29942953" calcext:value-type="float">
            <text:p>29942953</text:p>
          </table:table-cell>
          <table:table-cell office:value-type="float" office:value="50925970" calcext:value-type="float">
            <text:p>50925970</text:p>
          </table:table-cell>
          <table:table-cell table:formula="of:=100*[.B5]/(AVERAGE([.C5:.E5]))" office:value-type="float" office:value="9.2727772541096" calcext:value-type="float">
            <text:p>9.2727772541</text:p>
          </table:table-cell>
          <table:table-cell office:value-type="float" office:value="3380596" calcext:value-type="float">
            <text:p>338059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35249" calcext:value-type="float">
            <text:p>635249</text:p>
          </table:table-cell>
          <table:table-cell office:value-type="float" office:value="1938" calcext:value-type="float">
            <text:p>1938</text:p>
          </table:table-cell>
          <table:table-cell table:formula="of:=[.G5]-[.J5]" office:value-type="float" office:value="2745347" calcext:value-type="float">
            <text:p>2745347</text:p>
          </table:table-cell>
          <table:table-cell table:formula="of:=[.J5]/[.H5]" office:value-type="float" office:value="0.00735450752542412" calcext:value-type="float">
            <text:p>0.0073545075</text:p>
          </table:table-cell>
          <table:table-cell table:formula="of:=[.J5]/[.G5]" office:value-type="float" office:value="0.187910356635339" calcext:value-type="float">
            <text:p>0.1879103566</text:p>
          </table:table-cell>
          <table:table-cell table:formula="of:=(1+0.5*0.5)*([.M5]*[.N5]/(0.5*0.5*[.N5]+[.M5]))" office:value-type="float" office:value="0.0317949291560315" calcext:value-type="float">
            <text:p>0.0317949292</text:p>
          </table:table-cell>
          <table:table-cell table:formula="of:=[.J5]/([.J5]+[.K5])" office:value-type="float" office:value="0.99695850668642" calcext:value-type="float">
            <text:p>0.9969585067</text:p>
          </table:table-cell>
          <table:table-cell table:formula="of:=[.J5]/[.G5]" office:value-type="float" office:value="0.187910356635339" calcext:value-type="float">
            <text:p>0.1879103566</text:p>
          </table:table-cell>
        </table:table-row>
        <table:table-row table:style-name="ro1">
          <table:table-cell office:value-type="string" calcext:value-type="string">
            <text:p>length_100.thresh_6</text:p>
          </table:table-cell>
          <table:table-cell office:value-type="float" office:value="2382721" calcext:value-type="float">
            <text:p>2382721</text:p>
          </table:table-cell>
          <table:table-cell office:value-type="float" office:value="16518725" calcext:value-type="float">
            <text:p>16518725</text:p>
          </table:table-cell>
          <table:table-cell office:value-type="float" office:value="14824444" calcext:value-type="float">
            <text:p>14824444</text:p>
          </table:table-cell>
          <table:table-cell office:value-type="float" office:value="14142120" calcext:value-type="float">
            <text:p>14142120</text:p>
          </table:table-cell>
          <table:table-cell table:formula="of:=100*[.B6]/(AVERAGE([.C6:.E6]))" office:value-type="float" office:value="15.7153294112301" calcext:value-type="float">
            <text:p>15.7153294112</text:p>
          </table:table-cell>
          <table:table-cell office:value-type="float" office:value="2382721" calcext:value-type="float">
            <text:p>238272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70707" calcext:value-type="float">
            <text:p>370707</text:p>
          </table:table-cell>
          <table:table-cell office:value-type="float" office:value="631" calcext:value-type="float">
            <text:p>631</text:p>
          </table:table-cell>
          <table:table-cell table:formula="of:=[.G6]-[.J6]" office:value-type="float" office:value="2012014" calcext:value-type="float">
            <text:p>2012014</text:p>
          </table:table-cell>
          <table:table-cell table:formula="of:=[.J6]/[.H6]" office:value-type="float" office:value="0.0042918090720763" calcext:value-type="float">
            <text:p>0.0042918091</text:p>
          </table:table-cell>
          <table:table-cell table:formula="of:=[.J6]/[.G6]" office:value-type="float" office:value="0.15558137104596" calcext:value-type="float">
            <text:p>0.155581371</text:p>
          </table:table-cell>
          <table:table-cell table:formula="of:=(1+0.5*0.5)*([.M6]*[.N6]/(0.5*0.5*[.N6]+[.M6]))" office:value-type="float" office:value="0.0193265100658405" calcext:value-type="float">
            <text:p>0.0193265101</text:p>
          </table:table-cell>
          <table:table-cell table:formula="of:=[.J6]/([.J6]+[.K6])" office:value-type="float" office:value="0.998300739488013" calcext:value-type="float">
            <text:p>0.9983007395</text:p>
          </table:table-cell>
          <table:table-cell table:formula="of:=[.J6]/[.G6]" office:value-type="float" office:value="0.15558137104596" calcext:value-type="float">
            <text:p>0.155581371</text:p>
          </table:table-cell>
        </table:table-row>
        <table:table-row table:style-name="ro1">
          <table:table-cell office:value-type="string" calcext:value-type="string">
            <text:p>length_100.thresh_8</text:p>
          </table:table-cell>
          <table:table-cell office:value-type="float" office:value="1699862" calcext:value-type="float">
            <text:p>1699862</text:p>
          </table:table-cell>
          <table:table-cell office:value-type="float" office:value="7288494" calcext:value-type="float">
            <text:p>7288494</text:p>
          </table:table-cell>
          <table:table-cell office:value-type="float" office:value="5719917" calcext:value-type="float">
            <text:p>5719917</text:p>
          </table:table-cell>
          <table:table-cell office:value-type="float" office:value="6769017" calcext:value-type="float">
            <text:p>6769017</text:p>
          </table:table-cell>
          <table:table-cell table:formula="of:=100*[.B7]/(AVERAGE([.C7:.E7]))" office:value-type="float" office:value="25.7848796112417" calcext:value-type="float">
            <text:p>25.7848796112</text:p>
          </table:table-cell>
          <table:table-cell office:value-type="float" office:value="1699862" calcext:value-type="float">
            <text:p>169986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5347" calcext:value-type="float">
            <text:p>205347</text:p>
          </table:table-cell>
          <table:table-cell office:value-type="float" office:value="249" calcext:value-type="float">
            <text:p>249</text:p>
          </table:table-cell>
          <table:table-cell table:formula="of:=[.G7]-[.J7]" office:value-type="float" office:value="1494515" calcext:value-type="float">
            <text:p>1494515</text:p>
          </table:table-cell>
          <table:table-cell table:formula="of:=[.J7]/[.H7]" office:value-type="float" office:value="0.00237737651979502" calcext:value-type="float">
            <text:p>0.0023773765</text:p>
          </table:table-cell>
          <table:table-cell table:formula="of:=[.J7]/[.G7]" office:value-type="float" office:value="0.120802159234103" calcext:value-type="float">
            <text:p>0.1208021592</text:p>
          </table:table-cell>
          <table:table-cell table:formula="of:=(1+0.5*0.5)*([.M7]*[.N7]/(0.5*0.5*[.N7]+[.M7]))" office:value-type="float" office:value="0.0110194362190543" calcext:value-type="float">
            <text:p>0.0110194362</text:p>
          </table:table-cell>
          <table:table-cell table:formula="of:=[.J7]/([.J7]+[.K7])" office:value-type="float" office:value="0.998788886943326" calcext:value-type="float">
            <text:p>0.9987888869</text:p>
          </table:table-cell>
          <table:table-cell table:formula="of:=[.J7]/[.G7]" office:value-type="float" office:value="0.120802159234103" calcext:value-type="float">
            <text:p>0.1208021592</text:p>
          </table:table-cell>
        </table:table-row>
        <table:table-row table:style-name="ro1">
          <table:table-cell office:value-type="string" calcext:value-type="string">
            <text:p>length_100.thresh_10</text:p>
          </table:table-cell>
          <table:table-cell office:value-type="float" office:value="1349770" calcext:value-type="float">
            <text:p>1349770</text:p>
          </table:table-cell>
          <table:table-cell office:value-type="float" office:value="4467695" calcext:value-type="float">
            <text:p>4467695</text:p>
          </table:table-cell>
          <table:table-cell office:value-type="float" office:value="4039682" calcext:value-type="float">
            <text:p>4039682</text:p>
          </table:table-cell>
          <table:table-cell office:value-type="float" office:value="4201316" calcext:value-type="float">
            <text:p>4201316</text:p>
          </table:table-cell>
          <table:table-cell table:formula="of:=100*[.B8]/(AVERAGE([.C8:.E8]))" office:value-type="float" office:value="31.8625211892364" calcext:value-type="float">
            <text:p>31.8625211892</text:p>
          </table:table-cell>
          <table:table-cell office:value-type="float" office:value="1349770" calcext:value-type="float">
            <text:p>13497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9510" calcext:value-type="float">
            <text:p>139510</text:p>
          </table:table-cell>
          <table:table-cell office:value-type="float" office:value="122" calcext:value-type="float">
            <text:p>122</text:p>
          </table:table-cell>
          <table:table-cell table:formula="of:=[.G8]-[.J8]" office:value-type="float" office:value="1210260" calcext:value-type="float">
            <text:p>1210260</text:p>
          </table:table-cell>
          <table:table-cell table:formula="of:=[.J8]/[.H8]" office:value-type="float" office:value="0.00161515774896445" calcext:value-type="float">
            <text:p>0.0016151577</text:p>
          </table:table-cell>
          <table:table-cell table:formula="of:=[.J8]/[.G8]" office:value-type="float" office:value="0.103358349941101" calcext:value-type="float">
            <text:p>0.1033583499</text:p>
          </table:table-cell>
          <table:table-cell table:formula="of:=(1+0.5*0.5)*([.M8]*[.N8]/(0.5*0.5*[.N8]+[.M8]))" office:value-type="float" office:value="0.00760069153816771" calcext:value-type="float">
            <text:p>0.0076006915</text:p>
          </table:table-cell>
          <table:table-cell table:formula="of:=[.J8]/([.J8]+[.K8])" office:value-type="float" office:value="0.99912627477942" calcext:value-type="float">
            <text:p>0.9991262748</text:p>
          </table:table-cell>
          <table:table-cell table:formula="of:=[.J8]/[.G8]" office:value-type="float" office:value="0.103358349941101" calcext:value-type="float">
            <text:p>0.1033583499</text:p>
          </table:table-cell>
        </table:table-row>
        <table:table-row table:style-name="ro1">
          <table:table-cell office:value-type="string" calcext:value-type="string">
            <text:p>length_100.thresh_12</text:p>
          </table:table-cell>
          <table:table-cell office:value-type="float" office:value="1030441" calcext:value-type="float">
            <text:p>1030441</text:p>
          </table:table-cell>
          <table:table-cell office:value-type="float" office:value="2987515" calcext:value-type="float">
            <text:p>2987515</text:p>
          </table:table-cell>
          <table:table-cell office:value-type="float" office:value="2772041" calcext:value-type="float">
            <text:p>2772041</text:p>
          </table:table-cell>
          <table:table-cell office:value-type="float" office:value="3133058" calcext:value-type="float">
            <text:p>3133058</text:p>
          </table:table-cell>
          <table:table-cell table:formula="of:=100*[.B9]/(AVERAGE([.C9:.E9]))" office:value-type="float" office:value="34.7628155230847" calcext:value-type="float">
            <text:p>34.7628155231</text:p>
          </table:table-cell>
          <table:table-cell office:value-type="float" office:value="1030441" calcext:value-type="float">
            <text:p>103044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6937" calcext:value-type="float">
            <text:p>86937</text:p>
          </table:table-cell>
          <table:table-cell office:value-type="float" office:value="47" calcext:value-type="float">
            <text:p>47</text:p>
          </table:table-cell>
          <table:table-cell table:formula="of:=[.G9]-[.J9]" office:value-type="float" office:value="943504" calcext:value-type="float">
            <text:p>943504</text:p>
          </table:table-cell>
          <table:table-cell table:formula="of:=[.J9]/[.H9]" office:value-type="float" office:value="0.00100650110545282" calcext:value-type="float">
            <text:p>0.0010065011</text:p>
          </table:table-cell>
          <table:table-cell table:formula="of:=[.J9]/[.G9]" office:value-type="float" office:value="0.0843687314460508" calcext:value-type="float">
            <text:p>0.0843687314</text:p>
          </table:table-cell>
          <table:table-cell table:formula="of:=(1+0.5*0.5)*([.M9]*[.N9]/(0.5*0.5*[.N9]+[.M9]))" office:value-type="float" office:value="0.00480329629544012" calcext:value-type="float">
            <text:p>0.0048032963</text:p>
          </table:table-cell>
          <table:table-cell table:formula="of:=[.J9]/([.J9]+[.K9])" office:value-type="float" office:value="0.999459670744045" calcext:value-type="float">
            <text:p>0.9994596707</text:p>
          </table:table-cell>
          <table:table-cell table:formula="of:=[.J9]/[.G9]" office:value-type="float" office:value="0.0843687314460508" calcext:value-type="float">
            <text:p>0.0843687314</text:p>
          </table:table-cell>
        </table:table-row>
        <table:table-row table:style-name="ro1">
          <table:table-cell office:value-type="string" calcext:value-type="string">
            <text:p>length_100.thresh_14</text:p>
          </table:table-cell>
          <table:table-cell office:value-type="float" office:value="785939" calcext:value-type="float">
            <text:p>785939</text:p>
          </table:table-cell>
          <table:table-cell office:value-type="float" office:value="2224752" calcext:value-type="float">
            <text:p>2224752</text:p>
          </table:table-cell>
          <table:table-cell office:value-type="float" office:value="1995459" calcext:value-type="float">
            <text:p>1995459</text:p>
          </table:table-cell>
          <table:table-cell office:value-type="float" office:value="2239829" calcext:value-type="float">
            <text:p>2239829</text:p>
          </table:table-cell>
          <table:table-cell table:formula="of:=100*[.B10]/(AVERAGE([.C10:.E10]))" office:value-type="float" office:value="36.4984891734417" calcext:value-type="float">
            <text:p>36.4984891734</text:p>
          </table:table-cell>
          <table:table-cell office:value-type="float" office:value="785939" calcext:value-type="float">
            <text:p>78593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6997" calcext:value-type="float">
            <text:p>56997</text:p>
          </table:table-cell>
          <table:table-cell office:value-type="float" office:value="40" calcext:value-type="float">
            <text:p>40</text:p>
          </table:table-cell>
          <table:table-cell table:formula="of:=[.G10]-[.J10]" office:value-type="float" office:value="728942" calcext:value-type="float">
            <text:p>728942</text:p>
          </table:table-cell>
          <table:table-cell table:formula="of:=[.J10]/[.H10]" office:value-type="float" office:value="0.000659874892249493" calcext:value-type="float">
            <text:p>0.0006598749</text:p>
          </table:table-cell>
          <table:table-cell table:formula="of:=[.J10]/[.G10]" office:value-type="float" office:value="0.0725208953875555" calcext:value-type="float">
            <text:p>0.0725208954</text:p>
          </table:table-cell>
          <table:table-cell table:formula="of:=(1+0.5*0.5)*([.M10]*[.N10]/(0.5*0.5*[.N10]+[.M10]))" office:value-type="float" office:value="0.00318350629060441" calcext:value-type="float">
            <text:p>0.0031835063</text:p>
          </table:table-cell>
          <table:table-cell table:formula="of:=[.J10]/([.J10]+[.K10])" office:value-type="float" office:value="0.999298700843312" calcext:value-type="float">
            <text:p>0.9992987008</text:p>
          </table:table-cell>
          <table:table-cell table:formula="of:=[.J10]/[.G10]" office:value-type="float" office:value="0.0725208953875555" calcext:value-type="float">
            <text:p>0.0725208954</text:p>
          </table:table-cell>
        </table:table-row>
        <table:table-row table:style-name="ro1">
          <table:table-cell office:value-type="string" calcext:value-type="string">
            <text:p>length_100.thresh_16</text:p>
          </table:table-cell>
          <table:table-cell office:value-type="float" office:value="643957" calcext:value-type="float">
            <text:p>643957</text:p>
          </table:table-cell>
          <table:table-cell office:value-type="float" office:value="1834680" calcext:value-type="float">
            <text:p>1834680</text:p>
          </table:table-cell>
          <table:table-cell office:value-type="float" office:value="1566807" calcext:value-type="float">
            <text:p>1566807</text:p>
          </table:table-cell>
          <table:table-cell office:value-type="float" office:value="1816959" calcext:value-type="float">
            <text:p>1816959</text:p>
          </table:table-cell>
          <table:table-cell table:formula="of:=100*[.B11]/(AVERAGE([.C11:.E11]))" office:value-type="float" office:value="37.020043898126" calcext:value-type="float">
            <text:p>37.0200438981</text:p>
          </table:table-cell>
          <table:table-cell office:value-type="float" office:value="643957" calcext:value-type="float">
            <text:p>6439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016" calcext:value-type="float">
            <text:p>42016</text:p>
          </table:table-cell>
          <table:table-cell office:value-type="float" office:value="0" calcext:value-type="float">
            <text:p>0</text:p>
          </table:table-cell>
          <table:table-cell table:formula="of:=[.G11]-[.J11]" office:value-type="float" office:value="601941" calcext:value-type="float">
            <text:p>601941</text:p>
          </table:table-cell>
          <table:table-cell table:formula="of:=[.J11]/[.H11]" office:value-type="float" office:value="0.000486434434667697" calcext:value-type="float">
            <text:p>0.0004864344</text:p>
          </table:table-cell>
          <table:table-cell table:formula="of:=[.J11]/[.G11]" office:value-type="float" office:value="0.0652465925519872" calcext:value-type="float">
            <text:p>0.0652465926</text:p>
          </table:table-cell>
          <table:table-cell table:formula="of:=(1+0.5*0.5)*([.M11]*[.N11]/(0.5*0.5*[.N11]+[.M11]))" office:value-type="float" office:value="0.00236174197447295" calcext:value-type="float">
            <text:p>0.002361742</text:p>
          </table:table-cell>
          <table:table-cell table:formula="of:=[.J11]/([.J11]+[.K11])" office:value-type="float" office:value="1" calcext:value-type="float">
            <text:p>1</text:p>
          </table:table-cell>
          <table:table-cell table:formula="of:=[.J11]/[.G11]" office:value-type="float" office:value="0.0652465925519872" calcext:value-type="float">
            <text:p>0.065246592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200.thresh_0.01</text:p>
          </table:table-cell>
          <table:table-cell office:value-type="float" office:value="58948015" calcext:value-type="float">
            <text:p>58948015</text:p>
          </table:table-cell>
          <table:table-cell office:value-type="float" office:value="1234495913" calcext:value-type="float">
            <text:p>1234495913</text:p>
          </table:table-cell>
          <table:table-cell office:value-type="float" office:value="611024539" calcext:value-type="float">
            <text:p>611024539</text:p>
          </table:table-cell>
          <table:table-cell office:value-type="float" office:value="547471312" calcext:value-type="float">
            <text:p>547471312</text:p>
          </table:table-cell>
          <table:table-cell table:formula="of:=100*[.B13]/(AVERAGE([.C13:.E13]))" office:value-type="float" office:value="7.3900816400804" calcext:value-type="float">
            <text:p>7.3900816401</text:p>
          </table:table-cell>
          <table:table-cell office:value-type="float" office:value="58948015" calcext:value-type="float">
            <text:p>5894801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167529" calcext:value-type="float">
            <text:p>14167529</text:p>
          </table:table-cell>
          <table:table-cell office:value-type="float" office:value="605055" calcext:value-type="float">
            <text:p>605055</text:p>
          </table:table-cell>
          <table:table-cell table:formula="of:=[.G13]-[.J13]" office:value-type="float" office:value="44780486" calcext:value-type="float">
            <text:p>44780486</text:p>
          </table:table-cell>
          <table:table-cell table:formula="of:=[.J13]/[.H13]" office:value-type="float" office:value="0.164022609476228" calcext:value-type="float">
            <text:p>0.1640226095</text:p>
          </table:table-cell>
          <table:table-cell table:formula="of:=[.J13]/[.G13]" office:value-type="float" office:value="0.240339373598924" calcext:value-type="float">
            <text:p>0.2403393736</text:p>
          </table:table-cell>
          <table:table-cell table:formula="of:=(1+0.5*0.5)*([.M13]*[.N13]/(0.5*0.5*[.N13]+[.M13]))" office:value-type="float" office:value="0.219878292263872" calcext:value-type="float">
            <text:p>0.2198782923</text:p>
          </table:table-cell>
          <table:table-cell table:formula="of:=[.J13]/([.J13]+[.K13])" office:value-type="float" office:value="0.959042033539968" calcext:value-type="float">
            <text:p>0.9590420335</text:p>
          </table:table-cell>
          <table:table-cell table:formula="of:=[.J13]/[.G13]" office:value-type="float" office:value="0.240339373598924" calcext:value-type="float">
            <text:p>0.2403393736</text:p>
          </table:table-cell>
        </table:table-row>
        <table:table-row table:style-name="ro1">
          <table:table-cell office:value-type="string" calcext:value-type="string">
            <text:p>length_200.thresh_1</text:p>
          </table:table-cell>
          <table:table-cell office:value-type="float" office:value="24374620" calcext:value-type="float">
            <text:p>24374620</text:p>
          </table:table-cell>
          <table:table-cell office:value-type="float" office:value="474338186" calcext:value-type="float">
            <text:p>474338186</text:p>
          </table:table-cell>
          <table:table-cell office:value-type="float" office:value="411022934" calcext:value-type="float">
            <text:p>411022934</text:p>
          </table:table-cell>
          <table:table-cell office:value-type="float" office:value="373344246" calcext:value-type="float">
            <text:p>373344246</text:p>
          </table:table-cell>
          <table:table-cell table:formula="of:=100*[.B14]/(AVERAGE([.C14:.E14]))" office:value-type="float" office:value="5.80945008857617" calcext:value-type="float">
            <text:p>5.8094500886</text:p>
          </table:table-cell>
          <table:table-cell office:value-type="float" office:value="24374620" calcext:value-type="float">
            <text:p>2437462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721047" calcext:value-type="float">
            <text:p>8721047</text:p>
          </table:table-cell>
          <table:table-cell office:value-type="float" office:value="153235" calcext:value-type="float">
            <text:p>153235</text:p>
          </table:table-cell>
          <table:table-cell table:formula="of:=[.G14]-[.J14]" office:value-type="float" office:value="15653573" calcext:value-type="float">
            <text:p>15653573</text:p>
          </table:table-cell>
          <table:table-cell table:formula="of:=[.J14]/[.H14]" office:value-type="float" office:value="0.100966716659259" calcext:value-type="float">
            <text:p>0.1009667167</text:p>
          </table:table-cell>
          <table:table-cell table:formula="of:=[.J14]/[.G14]" office:value-type="float" office:value="0.357792121477176" calcext:value-type="float">
            <text:p>0.3577921215</text:p>
          </table:table-cell>
          <table:table-cell table:formula="of:=(1+0.5*0.5)*([.M14]*[.N14]/(0.5*0.5*[.N14]+[.M14]))" office:value-type="float" office:value="0.237147439443622" calcext:value-type="float">
            <text:p>0.2371474394</text:p>
          </table:table-cell>
          <table:table-cell table:formula="of:=[.J14]/([.J14]+[.K14])" office:value-type="float" office:value="0.982732687557146" calcext:value-type="float">
            <text:p>0.9827326876</text:p>
          </table:table-cell>
          <table:table-cell table:formula="of:=[.J14]/[.G14]" office:value-type="float" office:value="0.357792121477176" calcext:value-type="float">
            <text:p>0.3577921215</text:p>
          </table:table-cell>
        </table:table-row>
        <table:table-row table:style-name="ro1">
          <table:table-cell office:value-type="string" calcext:value-type="string">
            <text:p>length_200.thresh_2</text:p>
          </table:table-cell>
          <table:table-cell office:value-type="float" office:value="12465323" calcext:value-type="float">
            <text:p>12465323</text:p>
          </table:table-cell>
          <table:table-cell office:value-type="float" office:value="256411457" calcext:value-type="float">
            <text:p>256411457</text:p>
          </table:table-cell>
          <table:table-cell office:value-type="float" office:value="245473859" calcext:value-type="float">
            <text:p>245473859</text:p>
          </table:table-cell>
          <table:table-cell office:value-type="float" office:value="243470830" calcext:value-type="float">
            <text:p>243470830</text:p>
          </table:table-cell>
          <table:table-cell table:formula="of:=100*[.B15]/(AVERAGE([.C15:.E15]))" office:value-type="float" office:value="5.01719469285761" calcext:value-type="float">
            <text:p>5.0171946929</text:p>
          </table:table-cell>
          <table:table-cell office:value-type="float" office:value="12465323" calcext:value-type="float">
            <text:p>1246532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701164" calcext:value-type="float">
            <text:p>5701164</text:p>
          </table:table-cell>
          <table:table-cell office:value-type="float" office:value="54789" calcext:value-type="float">
            <text:p>54789</text:p>
          </table:table-cell>
          <table:table-cell table:formula="of:=[.G15]-[.J15]" office:value-type="float" office:value="6764159" calcext:value-type="float">
            <text:p>6764159</text:p>
          </table:table-cell>
          <table:table-cell table:formula="of:=[.J15]/[.H15]" office:value-type="float" office:value="0.0660044384826691" calcext:value-type="float">
            <text:p>0.0660044385</text:p>
          </table:table-cell>
          <table:table-cell table:formula="of:=[.J15]/[.G15]" office:value-type="float" office:value="0.457361915130478" calcext:value-type="float">
            <text:p>0.4573619151</text:p>
          </table:table-cell>
          <table:table-cell table:formula="of:=(1+0.5*0.5)*([.M15]*[.N15]/(0.5*0.5*[.N15]+[.M15]))" office:value-type="float" office:value="0.20923736616277" calcext:value-type="float">
            <text:p>0.2092373662</text:p>
          </table:table-cell>
          <table:table-cell table:formula="of:=[.J15]/([.J15]+[.K15])" office:value-type="float" office:value="0.990481332978223" calcext:value-type="float">
            <text:p>0.990481333</text:p>
          </table:table-cell>
          <table:table-cell table:formula="of:=[.J15]/[.G15]" office:value-type="float" office:value="0.457361915130478" calcext:value-type="float">
            <text:p>0.4573619151</text:p>
          </table:table-cell>
        </table:table-row>
        <table:table-row table:style-name="ro1">
          <table:table-cell office:value-type="string" calcext:value-type="string">
            <text:p>length_200.thresh_4</text:p>
          </table:table-cell>
          <table:table-cell office:value-type="float" office:value="6253912" calcext:value-type="float">
            <text:p>6253912</text:p>
          </table:table-cell>
          <table:table-cell office:value-type="float" office:value="46540016" calcext:value-type="float">
            <text:p>46540016</text:p>
          </table:table-cell>
          <table:table-cell office:value-type="float" office:value="40110628" calcext:value-type="float">
            <text:p>40110628</text:p>
          </table:table-cell>
          <table:table-cell office:value-type="float" office:value="40322572" calcext:value-type="float">
            <text:p>40322572</text:p>
          </table:table-cell>
          <table:table-cell table:formula="of:=100*[.B16]/(AVERAGE([.C16:.E16]))" office:value-type="float" office:value="14.7761367247719" calcext:value-type="float">
            <text:p>14.7761367248</text:p>
          </table:table-cell>
          <table:table-cell office:value-type="float" office:value="6253912" calcext:value-type="float">
            <text:p>625391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976704" calcext:value-type="float">
            <text:p>2976704</text:p>
          </table:table-cell>
          <table:table-cell office:value-type="float" office:value="9433" calcext:value-type="float">
            <text:p>9433</text:p>
          </table:table-cell>
          <table:table-cell table:formula="of:=[.G16]-[.J16]" office:value-type="float" office:value="3277208" calcext:value-type="float">
            <text:p>3277208</text:p>
          </table:table-cell>
          <table:table-cell table:formula="of:=[.J16]/[.H16]" office:value-type="float" office:value="0.0344623792701131" calcext:value-type="float">
            <text:p>0.0344623793</text:p>
          </table:table-cell>
          <table:table-cell table:formula="of:=[.J16]/[.G16]" office:value-type="float" office:value="0.475974717904569" calcext:value-type="float">
            <text:p>0.4759747179</text:p>
          </table:table-cell>
          <table:table-cell table:formula="of:=(1+0.5*0.5)*([.M16]*[.N16]/(0.5*0.5*[.N16]+[.M16]))" office:value-type="float" office:value="0.133614969208674" calcext:value-type="float">
            <text:p>0.1336149692</text:p>
          </table:table-cell>
          <table:table-cell table:formula="of:=[.J16]/([.J16]+[.K16])" office:value-type="float" office:value="0.99684106924766" calcext:value-type="float">
            <text:p>0.9968410692</text:p>
          </table:table-cell>
          <table:table-cell table:formula="of:=[.J16]/[.G16]" office:value-type="float" office:value="0.475974717904569" calcext:value-type="float">
            <text:p>0.4759747179</text:p>
          </table:table-cell>
        </table:table-row>
        <table:table-row table:style-name="ro1">
          <table:table-cell office:value-type="string" calcext:value-type="string">
            <text:p>length_200.thresh_6</text:p>
          </table:table-cell>
          <table:table-cell office:value-type="float" office:value="4424899" calcext:value-type="float">
            <text:p>4424899</text:p>
          </table:table-cell>
          <table:table-cell office:value-type="float" office:value="14596943" calcext:value-type="float">
            <text:p>14596943</text:p>
          </table:table-cell>
          <table:table-cell office:value-type="float" office:value="14304255" calcext:value-type="float">
            <text:p>14304255</text:p>
          </table:table-cell>
          <table:table-cell office:value-type="float" office:value="13760161" calcext:value-type="float">
            <text:p>13760161</text:p>
          </table:table-cell>
          <table:table-cell table:formula="of:=100*[.B17]/(AVERAGE([.C17:.E17]))" office:value-type="float" office:value="31.1164419305067" calcext:value-type="float">
            <text:p>31.1164419305</text:p>
          </table:table-cell>
          <table:table-cell office:value-type="float" office:value="4424899" calcext:value-type="float">
            <text:p>442489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50782" calcext:value-type="float">
            <text:p>1850782</text:p>
          </table:table-cell>
          <table:table-cell office:value-type="float" office:value="2444" calcext:value-type="float">
            <text:p>2444</text:p>
          </table:table-cell>
          <table:table-cell table:formula="of:=[.G17]-[.J17]" office:value-type="float" office:value="2574117" calcext:value-type="float">
            <text:p>2574117</text:p>
          </table:table-cell>
          <table:table-cell table:formula="of:=[.J17]/[.H17]" office:value-type="float" office:value="0.0214271728832623" calcext:value-type="float">
            <text:p>0.0214271729</text:p>
          </table:table-cell>
          <table:table-cell table:formula="of:=[.J17]/[.G17]" office:value-type="float" office:value="0.418265366056943" calcext:value-type="float">
            <text:p>0.4182653661</text:p>
          </table:table-cell>
          <table:table-cell table:formula="of:=(1+0.5*0.5)*([.M17]*[.N17]/(0.5*0.5*[.N17]+[.M17]))" office:value-type="float" office:value="0.0889157306274914" calcext:value-type="float">
            <text:p>0.0889157306</text:p>
          </table:table-cell>
          <table:table-cell table:formula="of:=[.J17]/([.J17]+[.K17])" office:value-type="float" office:value="0.998681218588559" calcext:value-type="float">
            <text:p>0.9986812186</text:p>
          </table:table-cell>
          <table:table-cell table:formula="of:=[.J17]/[.G17]" office:value-type="float" office:value="0.418265366056943" calcext:value-type="float">
            <text:p>0.4182653661</text:p>
          </table:table-cell>
        </table:table-row>
        <table:table-row table:style-name="ro1">
          <table:table-cell office:value-type="string" calcext:value-type="string">
            <text:p>length_200.thresh_8</text:p>
          </table:table-cell>
          <table:table-cell office:value-type="float" office:value="3381056" calcext:value-type="float">
            <text:p>3381056</text:p>
          </table:table-cell>
          <table:table-cell office:value-type="float" office:value="8827452" calcext:value-type="float">
            <text:p>8827452</text:p>
          </table:table-cell>
          <table:table-cell office:value-type="float" office:value="8295058" calcext:value-type="float">
            <text:p>8295058</text:p>
          </table:table-cell>
          <table:table-cell office:value-type="float" office:value="8537008" calcext:value-type="float">
            <text:p>8537008</text:p>
          </table:table-cell>
          <table:table-cell table:formula="of:=100*[.B18]/(AVERAGE([.C18:.E18]))" office:value-type="float" office:value="39.5298461958639" calcext:value-type="float">
            <text:p>39.5298461959</text:p>
          </table:table-cell>
          <table:table-cell office:value-type="float" office:value="3381056" calcext:value-type="float">
            <text:p>33810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31845" calcext:value-type="float">
            <text:p>1231845</text:p>
          </table:table-cell>
          <table:table-cell office:value-type="float" office:value="1285" calcext:value-type="float">
            <text:p>1285</text:p>
          </table:table-cell>
          <table:table-cell table:formula="of:=[.G18]-[.J18]" office:value-type="float" office:value="2149211" calcext:value-type="float">
            <text:p>2149211</text:p>
          </table:table-cell>
          <table:table-cell table:formula="of:=[.J18]/[.H18]" office:value-type="float" office:value="0.0142615152840163" calcext:value-type="float">
            <text:p>0.0142615153</text:p>
          </table:table-cell>
          <table:table-cell table:formula="of:=[.J18]/[.G18]" office:value-type="float" office:value="0.364337354956558" calcext:value-type="float">
            <text:p>0.364337355</text:p>
          </table:table-cell>
          <table:table-cell table:formula="of:=(1+0.5*0.5)*([.M18]*[.N18]/(0.5*0.5*[.N18]+[.M18]))" office:value-type="float" office:value="0.0616540964572382" calcext:value-type="float">
            <text:p>0.0616540965</text:p>
          </table:table-cell>
          <table:table-cell table:formula="of:=[.J18]/([.J18]+[.K18])" office:value-type="float" office:value="0.998957936308418" calcext:value-type="float">
            <text:p>0.9989579363</text:p>
          </table:table-cell>
          <table:table-cell table:formula="of:=[.J18]/[.G18]" office:value-type="float" office:value="0.364337354956558" calcext:value-type="float">
            <text:p>0.364337355</text:p>
          </table:table-cell>
        </table:table-row>
        <table:table-row table:style-name="ro1">
          <table:table-cell office:value-type="string" calcext:value-type="string">
            <text:p>length_200.thresh_10</text:p>
          </table:table-cell>
          <table:table-cell office:value-type="float" office:value="2638949" calcext:value-type="float">
            <text:p>2638949</text:p>
          </table:table-cell>
          <table:table-cell office:value-type="float" office:value="6068489" calcext:value-type="float">
            <text:p>6068489</text:p>
          </table:table-cell>
          <table:table-cell office:value-type="float" office:value="5533268" calcext:value-type="float">
            <text:p>5533268</text:p>
          </table:table-cell>
          <table:table-cell office:value-type="float" office:value="5791074" calcext:value-type="float">
            <text:p>5791074</text:p>
          </table:table-cell>
          <table:table-cell table:formula="of:=100*[.B19]/(AVERAGE([.C19:.E19]))" office:value-type="float" office:value="45.5178745771749" calcext:value-type="float">
            <text:p>45.5178745772</text:p>
          </table:table-cell>
          <table:table-cell office:value-type="float" office:value="2638949" calcext:value-type="float">
            <text:p>263894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36652" calcext:value-type="float">
            <text:p>836652</text:p>
          </table:table-cell>
          <table:table-cell office:value-type="float" office:value="584" calcext:value-type="float">
            <text:p>584</text:p>
          </table:table-cell>
          <table:table-cell table:formula="of:=[.G19]-[.J19]" office:value-type="float" office:value="1802297" calcext:value-type="float">
            <text:p>1802297</text:p>
          </table:table-cell>
          <table:table-cell table:formula="of:=[.J19]/[.H19]" office:value-type="float" office:value="0.00968622293015989" calcext:value-type="float">
            <text:p>0.0096862229</text:p>
          </table:table-cell>
          <table:table-cell table:formula="of:=[.J19]/[.G19]" office:value-type="float" office:value="0.317039851850111" calcext:value-type="float">
            <text:p>0.3170398519</text:p>
          </table:table-cell>
          <table:table-cell table:formula="of:=(1+0.5*0.5)*([.M19]*[.N19]/(0.5*0.5*[.N19]+[.M19]))" office:value-type="float" office:value="0.0431569753658417" calcext:value-type="float">
            <text:p>0.0431569754</text:p>
          </table:table-cell>
          <table:table-cell table:formula="of:=[.J19]/([.J19]+[.K19])" office:value-type="float" office:value="0.999302466688007" calcext:value-type="float">
            <text:p>0.9993024667</text:p>
          </table:table-cell>
          <table:table-cell table:formula="of:=[.J19]/[.G19]" office:value-type="float" office:value="0.317039851850111" calcext:value-type="float">
            <text:p>0.3170398519</text:p>
          </table:table-cell>
        </table:table-row>
        <table:table-row table:style-name="ro1">
          <table:table-cell office:value-type="string" calcext:value-type="string">
            <text:p>length_200.thresh_12</text:p>
          </table:table-cell>
          <table:table-cell office:value-type="float" office:value="2104130" calcext:value-type="float">
            <text:p>2104130</text:p>
          </table:table-cell>
          <table:table-cell office:value-type="float" office:value="4495250" calcext:value-type="float">
            <text:p>4495250</text:p>
          </table:table-cell>
          <table:table-cell office:value-type="float" office:value="4124226" calcext:value-type="float">
            <text:p>4124226</text:p>
          </table:table-cell>
          <table:table-cell office:value-type="float" office:value="4304980" calcext:value-type="float">
            <text:p>4304980</text:p>
          </table:table-cell>
          <table:table-cell table:formula="of:=100*[.B20]/(AVERAGE([.C20:.E20]))" office:value-type="float" office:value="48.8406630035338" calcext:value-type="float">
            <text:p>48.8406630035</text:p>
          </table:table-cell>
          <table:table-cell office:value-type="float" office:value="2104130" calcext:value-type="float">
            <text:p>210413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82134" calcext:value-type="float">
            <text:p>582134</text:p>
          </table:table-cell>
          <table:table-cell office:value-type="float" office:value="212" calcext:value-type="float">
            <text:p>212</text:p>
          </table:table-cell>
          <table:table-cell table:formula="of:=[.G20]-[.J20]" office:value-type="float" office:value="1521996" calcext:value-type="float">
            <text:p>1521996</text:p>
          </table:table-cell>
          <table:table-cell table:formula="of:=[.J20]/[.H20]" office:value-type="float" office:value="0.00673957595180039" calcext:value-type="float">
            <text:p>0.006739576</text:p>
          </table:table-cell>
          <table:table-cell table:formula="of:=[.J20]/[.G20]" office:value-type="float" office:value="0.276662563624871" calcext:value-type="float">
            <text:p>0.2766625636</text:p>
          </table:table-cell>
          <table:table-cell table:formula="of:=(1+0.5*0.5)*([.M20]*[.N20]/(0.5*0.5*[.N20]+[.M20]))" office:value-type="float" office:value="0.0307058664369764" calcext:value-type="float">
            <text:p>0.0307058664</text:p>
          </table:table-cell>
          <table:table-cell table:formula="of:=[.J20]/([.J20]+[.K20])" office:value-type="float" office:value="0.99963595525684" calcext:value-type="float">
            <text:p>0.9996359553</text:p>
          </table:table-cell>
          <table:table-cell table:formula="of:=[.J20]/[.G20]" office:value-type="float" office:value="0.276662563624871" calcext:value-type="float">
            <text:p>0.2766625636</text:p>
          </table:table-cell>
        </table:table-row>
        <table:table-row table:style-name="ro1">
          <table:table-cell office:value-type="string" calcext:value-type="string">
            <text:p>length_200.thresh_14</text:p>
          </table:table-cell>
          <table:table-cell office:value-type="float" office:value="1734344" calcext:value-type="float">
            <text:p>1734344</text:p>
          </table:table-cell>
          <table:table-cell office:value-type="float" office:value="3581529" calcext:value-type="float">
            <text:p>3581529</text:p>
          </table:table-cell>
          <table:table-cell office:value-type="float" office:value="3261406" calcext:value-type="float">
            <text:p>3261406</text:p>
          </table:table-cell>
          <table:table-cell office:value-type="float" office:value="3457659" calcext:value-type="float">
            <text:p>3457659</text:p>
          </table:table-cell>
          <table:table-cell table:formula="of:=100*[.B21]/(AVERAGE([.C21:.E21]))" office:value-type="float" office:value="50.5119607665344" calcext:value-type="float">
            <text:p>50.5119607665</text:p>
          </table:table-cell>
          <table:table-cell office:value-type="float" office:value="1734344" calcext:value-type="float">
            <text:p>173434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6838" calcext:value-type="float">
            <text:p>426838</text:p>
          </table:table-cell>
          <table:table-cell office:value-type="float" office:value="71" calcext:value-type="float">
            <text:p>71</text:p>
          </table:table-cell>
          <table:table-cell table:formula="of:=[.G21]-[.J21]" office:value-type="float" office:value="1307506" calcext:value-type="float">
            <text:p>1307506</text:p>
          </table:table-cell>
          <table:table-cell table:formula="of:=[.J21]/[.H21]" office:value-type="float" office:value="0.00494165796898064" calcext:value-type="float">
            <text:p>0.004941658</text:p>
          </table:table-cell>
          <table:table-cell table:formula="of:=[.J21]/[.G21]" office:value-type="float" office:value="0.246109191717445" calcext:value-type="float">
            <text:p>0.2461091917</text:p>
          </table:table-cell>
          <table:table-cell table:formula="of:=(1+0.5*0.5)*([.M21]*[.N21]/(0.5*0.5*[.N21]+[.M21]))" office:value-type="float" office:value="0.022871343322098" calcext:value-type="float">
            <text:p>0.0228713433</text:p>
          </table:table-cell>
          <table:table-cell table:formula="of:=[.J21]/([.J21]+[.K21])" office:value-type="float" office:value="0.9998336882099" calcext:value-type="float">
            <text:p>0.9998336882</text:p>
          </table:table-cell>
          <table:table-cell table:formula="of:=[.J21]/[.G21]" office:value-type="float" office:value="0.246109191717445" calcext:value-type="float">
            <text:p>0.2461091917</text:p>
          </table:table-cell>
        </table:table-row>
        <table:table-row table:style-name="ro1">
          <table:table-cell office:value-type="string" calcext:value-type="string">
            <text:p>length_200.thresh_16</text:p>
          </table:table-cell>
          <table:table-cell office:value-type="float" office:value="1446116" calcext:value-type="float">
            <text:p>1446116</text:p>
          </table:table-cell>
          <table:table-cell office:value-type="float" office:value="2922173" calcext:value-type="float">
            <text:p>2922173</text:p>
          </table:table-cell>
          <table:table-cell office:value-type="float" office:value="2592938" calcext:value-type="float">
            <text:p>2592938</text:p>
          </table:table-cell>
          <table:table-cell office:value-type="float" office:value="2889614" calcext:value-type="float">
            <text:p>2889614</text:p>
          </table:table-cell>
          <table:table-cell table:formula="of:=100*[.B22]/(AVERAGE([.C22:.E22]))" office:value-type="float" office:value="51.6179648947467" calcext:value-type="float">
            <text:p>51.6179648947</text:p>
          </table:table-cell>
          <table:table-cell office:value-type="float" office:value="1446116" calcext:value-type="float">
            <text:p>144611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18671" calcext:value-type="float">
            <text:p>318671</text:p>
          </table:table-cell>
          <table:table-cell office:value-type="float" office:value="60" calcext:value-type="float">
            <text:p>60</text:p>
          </table:table-cell>
          <table:table-cell table:formula="of:=[.G22]-[.J22]" office:value-type="float" office:value="1127445" calcext:value-type="float">
            <text:p>1127445</text:p>
          </table:table-cell>
          <table:table-cell table:formula="of:=[.J22]/[.H22]" office:value-type="float" office:value="0.00368936947186761" calcext:value-type="float">
            <text:p>0.0036893695</text:p>
          </table:table-cell>
          <table:table-cell table:formula="of:=[.J22]/[.G22]" office:value-type="float" office:value="0.220363373339345" calcext:value-type="float">
            <text:p>0.2203633733</text:p>
          </table:table-cell>
          <table:table-cell table:formula="of:=(1+0.5*0.5)*([.M22]*[.N22]/(0.5*0.5*[.N22]+[.M22]))" office:value-type="float" office:value="0.017289021753576" calcext:value-type="float">
            <text:p>0.0172890218</text:p>
          </table:table-cell>
          <table:table-cell table:formula="of:=[.J22]/([.J22]+[.K22])" office:value-type="float" office:value="0.999811753484913" calcext:value-type="float">
            <text:p>0.9998117535</text:p>
          </table:table-cell>
          <table:table-cell table:formula="of:=[.J22]/[.G22]" office:value-type="float" office:value="0.220363373339345" calcext:value-type="float">
            <text:p>0.22036337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400.thresh_0.01</text:p>
          </table:table-cell>
          <table:table-cell office:value-type="float" office:value="122349181" calcext:value-type="float">
            <text:p>122349181</text:p>
          </table:table-cell>
          <table:table-cell office:value-type="float" office:value="1265646198" calcext:value-type="float">
            <text:p>1265646198</text:p>
          </table:table-cell>
          <table:table-cell office:value-type="float" office:value="887139798" calcext:value-type="float">
            <text:p>887139798</text:p>
          </table:table-cell>
          <table:table-cell office:value-type="float" office:value="815633730" calcext:value-type="float">
            <text:p>815633730</text:p>
          </table:table-cell>
          <table:table-cell table:formula="of:=100*[.B24]/(AVERAGE([.C24:.E24]))" office:value-type="float" office:value="12.3650823293309" calcext:value-type="float">
            <text:p>12.3650823293</text:p>
          </table:table-cell>
          <table:table-cell office:value-type="float" office:value="122349181" calcext:value-type="float">
            <text:p>12234918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8210864" calcext:value-type="float">
            <text:p>28210864</text:p>
          </table:table-cell>
          <table:table-cell office:value-type="float" office:value="2436380" calcext:value-type="float">
            <text:p>2436380</text:p>
          </table:table-cell>
          <table:table-cell table:formula="of:=[.G24]-[.J24]" office:value-type="float" office:value="94138317" calcext:value-type="float">
            <text:p>94138317</text:p>
          </table:table-cell>
          <table:table-cell table:formula="of:=[.J24]/[.H24]" office:value-type="float" office:value="0.326607380077287" calcext:value-type="float">
            <text:p>0.3266073801</text:p>
          </table:table-cell>
          <table:table-cell table:formula="of:=[.J24]/[.G24]" office:value-type="float" office:value="0.230576647668774" calcext:value-type="float">
            <text:p>0.2305766477</text:p>
          </table:table-cell>
          <table:table-cell table:formula="of:=(1+0.5*0.5)*([.M24]*[.N24]/(0.5*0.5*[.N24]+[.M24]))" office:value-type="float" office:value="0.24498286464646" calcext:value-type="float">
            <text:p>0.2449828646</text:p>
          </table:table-cell>
          <table:table-cell table:formula="of:=[.J24]/([.J24]+[.K24])" office:value-type="float" office:value="0.920502476503271" calcext:value-type="float">
            <text:p>0.9205024765</text:p>
          </table:table-cell>
          <table:table-cell table:formula="of:=[.J24]/[.G24]" office:value-type="float" office:value="0.230576647668774" calcext:value-type="float">
            <text:p>0.2305766477</text:p>
          </table:table-cell>
        </table:table-row>
        <table:table-row table:style-name="ro1">
          <table:table-cell office:value-type="string" calcext:value-type="string">
            <text:p>length_400.thresh_1</text:p>
          </table:table-cell>
          <table:table-cell office:value-type="float" office:value="45029629" calcext:value-type="float">
            <text:p>45029629</text:p>
          </table:table-cell>
          <table:table-cell office:value-type="float" office:value="726020697" calcext:value-type="float">
            <text:p>726020697</text:p>
          </table:table-cell>
          <table:table-cell office:value-type="float" office:value="520887775" calcext:value-type="float">
            <text:p>520887775</text:p>
          </table:table-cell>
          <table:table-cell office:value-type="float" office:value="517211434" calcext:value-type="float">
            <text:p>517211434</text:p>
          </table:table-cell>
          <table:table-cell table:formula="of:=100*[.B25]/(AVERAGE([.C25:.E25]))" office:value-type="float" office:value="7.65757965433898" calcext:value-type="float">
            <text:p>7.6575796543</text:p>
          </table:table-cell>
          <table:table-cell office:value-type="float" office:value="45029629" calcext:value-type="float">
            <text:p>4502962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899289" calcext:value-type="float">
            <text:p>19899289</text:p>
          </table:table-cell>
          <table:table-cell office:value-type="float" office:value="689083" calcext:value-type="float">
            <text:p>689083</text:p>
          </table:table-cell>
          <table:table-cell table:formula="of:=[.G25]-[.J25]" office:value-type="float" office:value="25130340" calcext:value-type="float">
            <text:p>25130340</text:p>
          </table:table-cell>
          <table:table-cell table:formula="of:=[.J25]/[.H25]" office:value-type="float" office:value="0.230381268921461" calcext:value-type="float">
            <text:p>0.2303812689</text:p>
          </table:table-cell>
          <table:table-cell table:formula="of:=[.J25]/[.G25]" office:value-type="float" office:value="0.441915455266132" calcext:value-type="float">
            <text:p>0.4419154553</text:p>
          </table:table-cell>
          <table:table-cell table:formula="of:=(1+0.5*0.5)*([.M25]*[.N25]/(0.5*0.5*[.N25]+[.M25]))" office:value-type="float" office:value="0.373353443105919" calcext:value-type="float">
            <text:p>0.3733534431</text:p>
          </table:table-cell>
          <table:table-cell table:formula="of:=[.J25]/([.J25]+[.K25])" office:value-type="float" office:value="0.96653047652335" calcext:value-type="float">
            <text:p>0.9665304765</text:p>
          </table:table-cell>
          <table:table-cell table:formula="of:=[.J25]/[.G25]" office:value-type="float" office:value="0.441915455266132" calcext:value-type="float">
            <text:p>0.4419154553</text:p>
          </table:table-cell>
        </table:table-row>
        <table:table-row table:style-name="ro1">
          <table:table-cell office:value-type="string" calcext:value-type="string">
            <text:p>length_400.thresh_2</text:p>
          </table:table-cell>
          <table:table-cell office:value-type="float" office:value="19392648" calcext:value-type="float">
            <text:p>19392648</text:p>
          </table:table-cell>
          <table:table-cell office:value-type="float" office:value="188848061" calcext:value-type="float">
            <text:p>188848061</text:p>
          </table:table-cell>
          <table:table-cell office:value-type="float" office:value="179312770" calcext:value-type="float">
            <text:p>179312770</text:p>
          </table:table-cell>
          <table:table-cell office:value-type="float" office:value="165548680" calcext:value-type="float">
            <text:p>165548680</text:p>
          </table:table-cell>
          <table:table-cell table:formula="of:=100*[.B26]/(AVERAGE([.C26:.E26]))" office:value-type="float" office:value="10.9006758922083" calcext:value-type="float">
            <text:p>10.9006758922</text:p>
          </table:table-cell>
          <table:table-cell office:value-type="float" office:value="19392648" calcext:value-type="float">
            <text:p>1939264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875464" calcext:value-type="float">
            <text:p>13875464</text:p>
          </table:table-cell>
          <table:table-cell office:value-type="float" office:value="228784" calcext:value-type="float">
            <text:p>228784</text:p>
          </table:table-cell>
          <table:table-cell table:formula="of:=[.G26]-[.J26]" office:value-type="float" office:value="5517184" calcext:value-type="float">
            <text:p>5517184</text:p>
          </table:table-cell>
          <table:table-cell table:formula="of:=[.J26]/[.H26]" office:value-type="float" office:value="0.160641267293221" calcext:value-type="float">
            <text:p>0.1606412673</text:p>
          </table:table-cell>
          <table:table-cell table:formula="of:=[.J26]/[.G26]" office:value-type="float" office:value="0.71550125593988" calcext:value-type="float">
            <text:p>0.7155012559</text:p>
          </table:table-cell>
          <table:table-cell table:formula="of:=(1+0.5*0.5)*([.M26]*[.N26]/(0.5*0.5*[.N26]+[.M26]))" office:value-type="float" office:value="0.423171631527385" calcext:value-type="float">
            <text:p>0.4231716315</text:p>
          </table:table-cell>
          <table:table-cell table:formula="of:=[.J26]/([.J26]+[.K26])" office:value-type="float" office:value="0.983779071383317" calcext:value-type="float">
            <text:p>0.9837790714</text:p>
          </table:table-cell>
          <table:table-cell table:formula="of:=[.J26]/[.G26]" office:value-type="float" office:value="0.71550125593988" calcext:value-type="float">
            <text:p>0.7155012559</text:p>
          </table:table-cell>
        </table:table-row>
        <table:table-row table:style-name="ro1">
          <table:table-cell office:value-type="string" calcext:value-type="string">
            <text:p>length_400.thresh_4</text:p>
          </table:table-cell>
          <table:table-cell office:value-type="float" office:value="11235527" calcext:value-type="float">
            <text:p>11235527</text:p>
          </table:table-cell>
          <table:table-cell office:value-type="float" office:value="48746073" calcext:value-type="float">
            <text:p>48746073</text:p>
          </table:table-cell>
          <table:table-cell office:value-type="float" office:value="43510288" calcext:value-type="float">
            <text:p>43510288</text:p>
          </table:table-cell>
          <table:table-cell office:value-type="float" office:value="41394739" calcext:value-type="float">
            <text:p>41394739</text:p>
          </table:table-cell>
          <table:table-cell table:formula="of:=100*[.B27]/(AVERAGE([.C27:.E27]))" office:value-type="float" office:value="25.2198305887494" calcext:value-type="float">
            <text:p>25.2198305887</text:p>
          </table:table-cell>
          <table:table-cell office:value-type="float" office:value="11235527" calcext:value-type="float">
            <text:p>1123552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586829" calcext:value-type="float">
            <text:p>8586829</text:p>
          </table:table-cell>
          <table:table-cell office:value-type="float" office:value="48903" calcext:value-type="float">
            <text:p>48903</text:p>
          </table:table-cell>
          <table:table-cell table:formula="of:=[.G27]-[.J27]" office:value-type="float" office:value="2648698" calcext:value-type="float">
            <text:p>2648698</text:p>
          </table:table-cell>
          <table:table-cell table:formula="of:=[.J27]/[.H27]" office:value-type="float" office:value="0.0994128263091009" calcext:value-type="float">
            <text:p>0.0994128263</text:p>
          </table:table-cell>
          <table:table-cell table:formula="of:=[.J27]/[.G27]" office:value-type="float" office:value="0.764256896895001" calcext:value-type="float">
            <text:p>0.7642568969</text:p>
          </table:table-cell>
          <table:table-cell table:formula="of:=(1+0.5*0.5)*([.M27]*[.N27]/(0.5*0.5*[.N27]+[.M27]))" office:value-type="float" office:value="0.326948970698301" calcext:value-type="float">
            <text:p>0.3269489707</text:p>
          </table:table-cell>
          <table:table-cell table:formula="of:=[.J27]/([.J27]+[.K27])" office:value-type="float" office:value="0.994337133204226" calcext:value-type="float">
            <text:p>0.9943371332</text:p>
          </table:table-cell>
          <table:table-cell table:formula="of:=[.J27]/[.G27]" office:value-type="float" office:value="0.764256896895001" calcext:value-type="float">
            <text:p>0.7642568969</text:p>
          </table:table-cell>
        </table:table-row>
        <table:table-row table:style-name="ro1">
          <table:table-cell office:value-type="string" calcext:value-type="string">
            <text:p>length_400.thresh_6</text:p>
          </table:table-cell>
          <table:table-cell office:value-type="float" office:value="7907395" calcext:value-type="float">
            <text:p>7907395</text:p>
          </table:table-cell>
          <table:table-cell office:value-type="float" office:value="19646641" calcext:value-type="float">
            <text:p>19646641</text:p>
          </table:table-cell>
          <table:table-cell office:value-type="float" office:value="18052628" calcext:value-type="float">
            <text:p>18052628</text:p>
          </table:table-cell>
          <table:table-cell office:value-type="float" office:value="18576875" calcext:value-type="float">
            <text:p>18576875</text:p>
          </table:table-cell>
          <table:table-cell table:formula="of:=100*[.B28]/(AVERAGE([.C28:.E28]))" office:value-type="float" office:value="42.1531812840624" calcext:value-type="float">
            <text:p>42.1531812841</text:p>
          </table:table-cell>
          <table:table-cell office:value-type="float" office:value="7907395" calcext:value-type="float">
            <text:p>790739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826857" calcext:value-type="float">
            <text:p>5826857</text:p>
          </table:table-cell>
          <table:table-cell office:value-type="float" office:value="12216" calcext:value-type="float">
            <text:p>12216</text:p>
          </table:table-cell>
          <table:table-cell table:formula="of:=[.G28]-[.J28]" office:value-type="float" office:value="2080538" calcext:value-type="float">
            <text:p>2080538</text:p>
          </table:table-cell>
          <table:table-cell table:formula="of:=[.J28]/[.H28]" office:value-type="float" office:value="0.0674596318232224" calcext:value-type="float">
            <text:p>0.0674596318</text:p>
          </table:table-cell>
          <table:table-cell table:formula="of:=[.J28]/[.G28]" office:value-type="float" office:value="0.736887053195142" calcext:value-type="float">
            <text:p>0.7368870532</text:p>
          </table:table-cell>
          <table:table-cell table:formula="of:=(1+0.5*0.5)*([.M28]*[.N28]/(0.5*0.5*[.N28]+[.M28]))" office:value-type="float" office:value="0.246890166830496" calcext:value-type="float">
            <text:p>0.2468901668</text:p>
          </table:table-cell>
          <table:table-cell table:formula="of:=[.J28]/([.J28]+[.K28])" office:value-type="float" office:value="0.997907887090982" calcext:value-type="float">
            <text:p>0.9979078871</text:p>
          </table:table-cell>
          <table:table-cell table:formula="of:=[.J28]/[.G28]" office:value-type="float" office:value="0.736887053195142" calcext:value-type="float">
            <text:p>0.7368870532</text:p>
          </table:table-cell>
        </table:table-row>
        <table:table-row table:style-name="ro1">
          <table:table-cell office:value-type="string" calcext:value-type="string">
            <text:p>length_400.thresh_8</text:p>
          </table:table-cell>
          <table:table-cell office:value-type="float" office:value="6041150" calcext:value-type="float">
            <text:p>6041150</text:p>
          </table:table-cell>
          <table:table-cell office:value-type="float" office:value="11989720" calcext:value-type="float">
            <text:p>11989720</text:p>
          </table:table-cell>
          <table:table-cell office:value-type="float" office:value="11640103" calcext:value-type="float">
            <text:p>11640103</text:p>
          </table:table-cell>
          <table:table-cell office:value-type="float" office:value="11461388" calcext:value-type="float">
            <text:p>11461388</text:p>
          </table:table-cell>
          <table:table-cell table:formula="of:=100*[.B29]/(AVERAGE([.C29:.E29]))" office:value-type="float" office:value="51.6466929568204" calcext:value-type="float">
            <text:p>51.6466929568</text:p>
          </table:table-cell>
          <table:table-cell office:value-type="float" office:value="6041150" calcext:value-type="float">
            <text:p>604115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23270" calcext:value-type="float">
            <text:p>4223270</text:p>
          </table:table-cell>
          <table:table-cell office:value-type="float" office:value="4232" calcext:value-type="float">
            <text:p>4232</text:p>
          </table:table-cell>
          <table:table-cell table:formula="of:=[.G29]-[.J29]" office:value-type="float" office:value="1817880" calcext:value-type="float">
            <text:p>1817880</text:p>
          </table:table-cell>
          <table:table-cell table:formula="of:=[.J29]/[.H29]" office:value-type="float" office:value="0.0488943248976353" calcext:value-type="float">
            <text:p>0.0488943249</text:p>
          </table:table-cell>
          <table:table-cell table:formula="of:=[.J29]/[.G29]" office:value-type="float" office:value="0.699083783716676" calcext:value-type="float">
            <text:p>0.6990837837</text:p>
          </table:table-cell>
          <table:table-cell table:formula="of:=(1+0.5*0.5)*([.M29]*[.N29]/(0.5*0.5*[.N29]+[.M29]))" office:value-type="float" office:value="0.191028928660653" calcext:value-type="float">
            <text:p>0.1910289287</text:p>
          </table:table-cell>
          <table:table-cell table:formula="of:=[.J29]/([.J29]+[.K29])" office:value-type="float" office:value="0.998998936014696" calcext:value-type="float">
            <text:p>0.998998936</text:p>
          </table:table-cell>
          <table:table-cell table:formula="of:=[.J29]/[.G29]" office:value-type="float" office:value="0.699083783716676" calcext:value-type="float">
            <text:p>0.6990837837</text:p>
          </table:table-cell>
        </table:table-row>
        <table:table-row table:style-name="ro1">
          <table:table-cell office:value-type="string" calcext:value-type="string">
            <text:p>length_400.thresh_10</text:p>
          </table:table-cell>
          <table:table-cell office:value-type="float" office:value="4706879" calcext:value-type="float">
            <text:p>4706879</text:p>
          </table:table-cell>
          <table:table-cell office:value-type="float" office:value="8765036" calcext:value-type="float">
            <text:p>8765036</text:p>
          </table:table-cell>
          <table:table-cell office:value-type="float" office:value="8030990" calcext:value-type="float">
            <text:p>8030990</text:p>
          </table:table-cell>
          <table:table-cell office:value-type="float" office:value="8349321" calcext:value-type="float">
            <text:p>8349321</text:p>
          </table:table-cell>
          <table:table-cell table:formula="of:=100*[.B30]/(AVERAGE([.C30:.E30]))" office:value-type="float" office:value="56.1560633862002" calcext:value-type="float">
            <text:p>56.1560633862</text:p>
          </table:table-cell>
          <table:table-cell office:value-type="float" office:value="4706879" calcext:value-type="float">
            <text:p>470687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64717" calcext:value-type="float">
            <text:p>3064717</text:p>
          </table:table-cell>
          <table:table-cell office:value-type="float" office:value="1389" calcext:value-type="float">
            <text:p>1389</text:p>
          </table:table-cell>
          <table:table-cell table:formula="of:=[.G30]-[.J30]" office:value-type="float" office:value="1642162" calcext:value-type="float">
            <text:p>1642162</text:p>
          </table:table-cell>
          <table:table-cell table:formula="of:=[.J30]/[.H30]" office:value-type="float" office:value="0.0354813376168955" calcext:value-type="float">
            <text:p>0.0354813376</text:p>
          </table:table-cell>
          <table:table-cell table:formula="of:=[.J30]/[.G30]" office:value-type="float" office:value="0.65111446459533" calcext:value-type="float">
            <text:p>0.6511144646</text:p>
          </table:table-cell>
          <table:table-cell table:formula="of:=(1+0.5*0.5)*([.M30]*[.N30]/(0.5*0.5*[.N30]+[.M30]))" office:value-type="float" office:value="0.145657328338038" calcext:value-type="float">
            <text:p>0.1456573283</text:p>
          </table:table-cell>
          <table:table-cell table:formula="of:=[.J30]/([.J30]+[.K30])" office:value-type="float" office:value="0.999546982393955" calcext:value-type="float">
            <text:p>0.9995469824</text:p>
          </table:table-cell>
          <table:table-cell table:formula="of:=[.J30]/[.G30]" office:value-type="float" office:value="0.65111446459533" calcext:value-type="float">
            <text:p>0.6511144646</text:p>
          </table:table-cell>
        </table:table-row>
        <table:table-row table:style-name="ro1">
          <table:table-cell office:value-type="string" calcext:value-type="string">
            <text:p>length_400.thresh_12</text:p>
          </table:table-cell>
          <table:table-cell office:value-type="float" office:value="3822284" calcext:value-type="float">
            <text:p>3822284</text:p>
          </table:table-cell>
          <table:table-cell office:value-type="float" office:value="6712950" calcext:value-type="float">
            <text:p>6712950</text:p>
          </table:table-cell>
          <table:table-cell office:value-type="float" office:value="6296610" calcext:value-type="float">
            <text:p>6296610</text:p>
          </table:table-cell>
          <table:table-cell office:value-type="float" office:value="6443858" calcext:value-type="float">
            <text:p>6443858</text:p>
          </table:table-cell>
          <table:table-cell table:formula="of:=100*[.B31]/(AVERAGE([.C31:.E31]))" office:value-type="float" office:value="58.9451786827384" calcext:value-type="float">
            <text:p>58.9451786827</text:p>
          </table:table-cell>
          <table:table-cell office:value-type="float" office:value="3822284" calcext:value-type="float">
            <text:p>382228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35058" calcext:value-type="float">
            <text:p>2335058</text:p>
          </table:table-cell>
          <table:table-cell office:value-type="float" office:value="685" calcext:value-type="float">
            <text:p>685</text:p>
          </table:table-cell>
          <table:table-cell table:formula="of:=[.G31]-[.J31]" office:value-type="float" office:value="1487226" calcext:value-type="float">
            <text:p>1487226</text:p>
          </table:table-cell>
          <table:table-cell table:formula="of:=[.J31]/[.H31]" office:value-type="float" office:value="0.0270338113610597" calcext:value-type="float">
            <text:p>0.0270338114</text:p>
          </table:table-cell>
          <table:table-cell table:formula="of:=[.J31]/[.G31]" office:value-type="float" office:value="0.610906463256001" calcext:value-type="float">
            <text:p>0.6109064633</text:p>
          </table:table-cell>
          <table:table-cell table:formula="of:=(1+0.5*0.5)*([.M31]*[.N31]/(0.5*0.5*[.N31]+[.M31]))" office:value-type="float" office:value="0.114841252510707" calcext:value-type="float">
            <text:p>0.1148412525</text:p>
          </table:table-cell>
          <table:table-cell table:formula="of:=[.J31]/([.J31]+[.K31])" office:value-type="float" office:value="0.999706731434066" calcext:value-type="float">
            <text:p>0.9997067314</text:p>
          </table:table-cell>
          <table:table-cell table:formula="of:=[.J31]/[.G31]" office:value-type="float" office:value="0.610906463256001" calcext:value-type="float">
            <text:p>0.6109064633</text:p>
          </table:table-cell>
        </table:table-row>
        <table:table-row table:style-name="ro1">
          <table:table-cell office:value-type="string" calcext:value-type="string">
            <text:p>length_400.thresh_14</text:p>
          </table:table-cell>
          <table:table-cell office:value-type="float" office:value="3189107" calcext:value-type="float">
            <text:p>3189107</text:p>
          </table:table-cell>
          <table:table-cell office:value-type="float" office:value="5521430" calcext:value-type="float">
            <text:p>5521430</text:p>
          </table:table-cell>
          <table:table-cell office:value-type="float" office:value="4945300" calcext:value-type="float">
            <text:p>4945300</text:p>
          </table:table-cell>
          <table:table-cell office:value-type="float" office:value="5449083" calcext:value-type="float">
            <text:p>5449083</text:p>
          </table:table-cell>
          <table:table-cell table:formula="of:=100*[.B32]/(AVERAGE([.C32:.E32]))" office:value-type="float" office:value="60.1120470565971" calcext:value-type="float">
            <text:p>60.1120470566</text:p>
          </table:table-cell>
          <table:table-cell office:value-type="float" office:value="3189107" calcext:value-type="float">
            <text:p>318910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41513" calcext:value-type="float">
            <text:p>1841513</text:p>
          </table:table-cell>
          <table:table-cell office:value-type="float" office:value="454" calcext:value-type="float">
            <text:p>454</text:p>
          </table:table-cell>
          <table:table-cell table:formula="of:=[.G32]-[.J32]" office:value-type="float" office:value="1347594" calcext:value-type="float">
            <text:p>1347594</text:p>
          </table:table-cell>
          <table:table-cell table:formula="of:=[.J32]/[.H32]" office:value-type="float" office:value="0.021319862316456" calcext:value-type="float">
            <text:p>0.0213198623</text:p>
          </table:table-cell>
          <table:table-cell table:formula="of:=[.J32]/[.G32]" office:value-type="float" office:value="0.577438449070539" calcext:value-type="float">
            <text:p>0.5774384491</text:p>
          </table:table-cell>
          <table:table-cell table:formula="of:=(1+0.5*0.5)*([.M32]*[.N32]/(0.5*0.5*[.N32]+[.M32]))" office:value-type="float" office:value="0.092881965775454" calcext:value-type="float">
            <text:p>0.0928819658</text:p>
          </table:table-cell>
          <table:table-cell table:formula="of:=[.J32]/([.J32]+[.K32])" office:value-type="float" office:value="0.999753524357385" calcext:value-type="float">
            <text:p>0.9997535244</text:p>
          </table:table-cell>
          <table:table-cell table:formula="of:=[.J32]/[.G32]" office:value-type="float" office:value="0.577438449070539" calcext:value-type="float">
            <text:p>0.5774384491</text:p>
          </table:table-cell>
        </table:table-row>
        <table:table-row table:style-name="ro1">
          <table:table-cell office:value-type="string" calcext:value-type="string">
            <text:p>length_400.thresh_16</text:p>
          </table:table-cell>
          <table:table-cell office:value-type="float" office:value="2702568" calcext:value-type="float">
            <text:p>2702568</text:p>
          </table:table-cell>
          <table:table-cell office:value-type="float" office:value="4685128" calcext:value-type="float">
            <text:p>4685128</text:p>
          </table:table-cell>
          <table:table-cell office:value-type="float" office:value="4137581" calcext:value-type="float">
            <text:p>4137581</text:p>
          </table:table-cell>
          <table:table-cell office:value-type="float" office:value="4435514" calcext:value-type="float">
            <text:p>4435514</text:p>
          </table:table-cell>
          <table:table-cell table:formula="of:=100*[.B33]/(AVERAGE([.C33:.E33]))" office:value-type="float" office:value="61.152267539926" calcext:value-type="float">
            <text:p>61.1522675399</text:p>
          </table:table-cell>
          <table:table-cell office:value-type="float" office:value="2702568" calcext:value-type="float">
            <text:p>270256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70641" calcext:value-type="float">
            <text:p>1470641</text:p>
          </table:table-cell>
          <table:table-cell office:value-type="float" office:value="334" calcext:value-type="float">
            <text:p>334</text:p>
          </table:table-cell>
          <table:table-cell table:formula="of:=[.G33]-[.J33]" office:value-type="float" office:value="1231927" calcext:value-type="float">
            <text:p>1231927</text:p>
          </table:table-cell>
          <table:table-cell table:formula="of:=[.J33]/[.H33]" office:value-type="float" office:value="0.0170261429796777" calcext:value-type="float">
            <text:p>0.017026143</text:p>
          </table:table-cell>
          <table:table-cell table:formula="of:=[.J33]/[.G33]" office:value-type="float" office:value="0.544164291148271" calcext:value-type="float">
            <text:p>0.5441642911</text:p>
          </table:table-cell>
          <table:table-cell table:formula="of:=(1+0.5*0.5)*([.M33]*[.N33]/(0.5*0.5*[.N33]+[.M33]))" office:value-type="float" office:value="0.0756613604284481" calcext:value-type="float">
            <text:p>0.0756613604</text:p>
          </table:table-cell>
          <table:table-cell table:formula="of:=[.J33]/([.J33]+[.K33])" office:value-type="float" office:value="0.999772939716854" calcext:value-type="float">
            <text:p>0.9997729397</text:p>
          </table:table-cell>
          <table:table-cell table:formula="of:=[.J33]/[.G33]" office:value-type="float" office:value="0.544164291148271" calcext:value-type="float">
            <text:p>0.544164291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600.thresh_0.01</text:p>
          </table:table-cell>
          <table:table-cell office:value-type="float" office:value="163394818" calcext:value-type="float">
            <text:p>163394818</text:p>
          </table:table-cell>
          <table:table-cell office:value-type="float" office:value="1332875554" calcext:value-type="float">
            <text:p>1332875554</text:p>
          </table:table-cell>
          <table:table-cell office:value-type="float" office:value="1062355682" calcext:value-type="float">
            <text:p>1062355682</text:p>
          </table:table-cell>
          <table:table-cell office:value-type="float" office:value="992138521" calcext:value-type="float">
            <text:p>992138521</text:p>
          </table:table-cell>
          <table:table-cell table:formula="of:=100*[.B35]/(AVERAGE([.C35:.E35]))" office:value-type="float" office:value="14.4709461666248" calcext:value-type="float">
            <text:p>14.4709461666</text:p>
          </table:table-cell>
          <table:table-cell office:value-type="float" office:value="163394818" calcext:value-type="float">
            <text:p>16339481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742461" calcext:value-type="float">
            <text:p>34742461</text:p>
          </table:table-cell>
          <table:table-cell office:value-type="float" office:value="5146284" calcext:value-type="float">
            <text:p>5146284</text:p>
          </table:table-cell>
          <table:table-cell table:formula="of:=[.G35]-[.J35]" office:value-type="float" office:value="128652357" calcext:value-type="float">
            <text:p>128652357</text:p>
          </table:table-cell>
          <table:table-cell table:formula="of:=[.J35]/[.H35]" office:value-type="float" office:value="0.402226041876892" calcext:value-type="float">
            <text:p>0.4022260419</text:p>
          </table:table-cell>
          <table:table-cell table:formula="of:=[.J35]/[.G35]" office:value-type="float" office:value="0.212628903567799" calcext:value-type="float">
            <text:p>0.2126289036</text:p>
          </table:table-cell>
          <table:table-cell table:formula="of:=(1+0.5*0.5)*([.M35]*[.N35]/(0.5*0.5*[.N35]+[.M35]))" office:value-type="float" office:value="0.234760717850179" calcext:value-type="float">
            <text:p>0.2347607179</text:p>
          </table:table-cell>
          <table:table-cell table:formula="of:=[.J35]/([.J35]+[.K35])" office:value-type="float" office:value="0.870984058285113" calcext:value-type="float">
            <text:p>0.8709840583</text:p>
          </table:table-cell>
          <table:table-cell table:formula="of:=[.J35]/[.G35]" office:value-type="float" office:value="0.212628903567799" calcext:value-type="float">
            <text:p>0.2126289036</text:p>
          </table:table-cell>
        </table:table-row>
        <table:table-row table:style-name="ro1">
          <table:table-cell office:value-type="string" calcext:value-type="string">
            <text:p>length_600.thresh_1</text:p>
          </table:table-cell>
          <table:table-cell office:value-type="float" office:value="57377734" calcext:value-type="float">
            <text:p>57377734</text:p>
          </table:table-cell>
          <table:table-cell office:value-type="float" office:value="918259623" calcext:value-type="float">
            <text:p>918259623</text:p>
          </table:table-cell>
          <table:table-cell office:value-type="float" office:value="441316760" calcext:value-type="float">
            <text:p>441316760</text:p>
          </table:table-cell>
          <table:table-cell office:value-type="float" office:value="506851310" calcext:value-type="float">
            <text:p>506851310</text:p>
          </table:table-cell>
          <table:table-cell table:formula="of:=100*[.B36]/(AVERAGE([.C36:.E36]))" office:value-type="float" office:value="9.22260222807356" calcext:value-type="float">
            <text:p>9.2226022281</text:p>
          </table:table-cell>
          <table:table-cell office:value-type="float" office:value="57377734" calcext:value-type="float">
            <text:p>573777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6497317" calcext:value-type="float">
            <text:p>26497317</text:p>
          </table:table-cell>
          <table:table-cell office:value-type="float" office:value="1418779" calcext:value-type="float">
            <text:p>1418779</text:p>
          </table:table-cell>
          <table:table-cell table:formula="of:=[.G36]-[.J36]" office:value-type="float" office:value="30880417" calcext:value-type="float">
            <text:p>30880417</text:p>
          </table:table-cell>
          <table:table-cell table:formula="of:=[.J36]/[.H36]" office:value-type="float" office:value="0.306769026444825" calcext:value-type="float">
            <text:p>0.3067690264</text:p>
          </table:table-cell>
          <table:table-cell table:formula="of:=[.J36]/[.G36]" office:value-type="float" office:value="0.461804870160958" calcext:value-type="float">
            <text:p>0.4618048702</text:p>
          </table:table-cell>
          <table:table-cell table:formula="of:=(1+0.5*0.5)*([.M36]*[.N36]/(0.5*0.5*[.N36]+[.M36]))" office:value-type="float" office:value="0.41941212093968" calcext:value-type="float">
            <text:p>0.4194121209</text:p>
          </table:table-cell>
          <table:table-cell table:formula="of:=[.J36]/([.J36]+[.K36])" office:value-type="float" office:value="0.949177026759042" calcext:value-type="float">
            <text:p>0.9491770268</text:p>
          </table:table-cell>
          <table:table-cell table:formula="of:=[.J36]/[.G36]" office:value-type="float" office:value="0.461804870160958" calcext:value-type="float">
            <text:p>0.4618048702</text:p>
          </table:table-cell>
        </table:table-row>
        <table:table-row table:style-name="ro1">
          <table:table-cell office:value-type="string" calcext:value-type="string">
            <text:p>length_600.thresh_2</text:p>
          </table:table-cell>
          <table:table-cell office:value-type="float" office:value="27851878" calcext:value-type="float">
            <text:p>27851878</text:p>
          </table:table-cell>
          <table:table-cell office:value-type="float" office:value="242127616" calcext:value-type="float">
            <text:p>242127616</text:p>
          </table:table-cell>
          <table:table-cell office:value-type="float" office:value="220651450" calcext:value-type="float">
            <text:p>220651450</text:p>
          </table:table-cell>
          <table:table-cell office:value-type="float" office:value="212056230" calcext:value-type="float">
            <text:p>212056230</text:p>
          </table:table-cell>
          <table:table-cell table:formula="of:=100*[.B37]/(AVERAGE([.C37:.E37]))" office:value-type="float" office:value="12.3816336364244" calcext:value-type="float">
            <text:p>12.3816336364</text:p>
          </table:table-cell>
          <table:table-cell office:value-type="float" office:value="27851878" calcext:value-type="float">
            <text:p>2785187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784753" calcext:value-type="float">
            <text:p>19784753</text:p>
          </table:table-cell>
          <table:table-cell office:value-type="float" office:value="477695" calcext:value-type="float">
            <text:p>477695</text:p>
          </table:table-cell>
          <table:table-cell table:formula="of:=[.G37]-[.J37]" office:value-type="float" office:value="8067125" calcext:value-type="float">
            <text:p>8067125</text:p>
          </table:table-cell>
          <table:table-cell table:formula="of:=[.J37]/[.H37]" office:value-type="float" office:value="0.22905524420685" calcext:value-type="float">
            <text:p>0.2290552442</text:p>
          </table:table-cell>
          <table:table-cell table:formula="of:=[.J37]/[.G37]" office:value-type="float" office:value="0.710356156234779" calcext:value-type="float">
            <text:p>0.7103561562</text:p>
          </table:table-cell>
          <table:table-cell table:formula="of:=(1+0.5*0.5)*([.M37]*[.N37]/(0.5*0.5*[.N37]+[.M37]))" office:value-type="float" office:value="0.500163194025354" calcext:value-type="float">
            <text:p>0.500163194</text:p>
          </table:table-cell>
          <table:table-cell table:formula="of:=[.J37]/([.J37]+[.K37])" office:value-type="float" office:value="0.976424615623936" calcext:value-type="float">
            <text:p>0.9764246156</text:p>
          </table:table-cell>
          <table:table-cell table:formula="of:=[.J37]/[.G37]" office:value-type="float" office:value="0.710356156234779" calcext:value-type="float">
            <text:p>0.7103561562</text:p>
          </table:table-cell>
        </table:table-row>
        <table:table-row table:style-name="ro1">
          <table:table-cell office:value-type="string" calcext:value-type="string">
            <text:p>length_600.thresh_4</text:p>
          </table:table-cell>
          <table:table-cell office:value-type="float" office:value="15841550" calcext:value-type="float">
            <text:p>15841550</text:p>
          </table:table-cell>
          <table:table-cell office:value-type="float" office:value="59274081" calcext:value-type="float">
            <text:p>59274081</text:p>
          </table:table-cell>
          <table:table-cell office:value-type="float" office:value="50128410" calcext:value-type="float">
            <text:p>50128410</text:p>
          </table:table-cell>
          <table:table-cell office:value-type="float" office:value="53116298" calcext:value-type="float">
            <text:p>53116298</text:p>
          </table:table-cell>
          <table:table-cell table:formula="of:=100*[.B38]/(AVERAGE([.C38:.E38]))" office:value-type="float" office:value="29.2425573020975" calcext:value-type="float">
            <text:p>29.2425573021</text:p>
          </table:table-cell>
          <table:table-cell office:value-type="float" office:value="15841550" calcext:value-type="float">
            <text:p>1584155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918169" calcext:value-type="float">
            <text:p>12918169</text:p>
          </table:table-cell>
          <table:table-cell office:value-type="float" office:value="119035" calcext:value-type="float">
            <text:p>119035</text:p>
          </table:table-cell>
          <table:table-cell table:formula="of:=[.G38]-[.J38]" office:value-type="float" office:value="2923381" calcext:value-type="float">
            <text:p>2923381</text:p>
          </table:table-cell>
          <table:table-cell table:formula="of:=[.J38]/[.H38]" office:value-type="float" office:value="0.149558316699752" calcext:value-type="float">
            <text:p>0.1495583167</text:p>
          </table:table-cell>
          <table:table-cell table:formula="of:=[.J38]/[.G38]" office:value-type="float" office:value="0.815461176463162" calcext:value-type="float">
            <text:p>0.8154611765</text:p>
          </table:table-cell>
          <table:table-cell table:formula="of:=(1+0.5*0.5)*([.M38]*[.N38]/(0.5*0.5*[.N38]+[.M38]))" office:value-type="float" office:value="0.431348519006707" calcext:value-type="float">
            <text:p>0.431348519</text:p>
          </table:table-cell>
          <table:table-cell table:formula="of:=[.J38]/([.J38]+[.K38])" office:value-type="float" office:value="0.990869591363301" calcext:value-type="float">
            <text:p>0.9908695914</text:p>
          </table:table-cell>
          <table:table-cell table:formula="of:=[.J38]/[.G38]" office:value-type="float" office:value="0.815461176463162" calcext:value-type="float">
            <text:p>0.8154611765</text:p>
          </table:table-cell>
        </table:table-row>
        <table:table-row table:style-name="ro1">
          <table:table-cell office:value-type="string" calcext:value-type="string">
            <text:p>length_600.thresh_6</text:p>
          </table:table-cell>
          <table:table-cell office:value-type="float" office:value="11128014" calcext:value-type="float">
            <text:p>11128014</text:p>
          </table:table-cell>
          <table:table-cell office:value-type="float" office:value="24002421" calcext:value-type="float">
            <text:p>24002421</text:p>
          </table:table-cell>
          <table:table-cell office:value-type="float" office:value="22699560" calcext:value-type="float">
            <text:p>22699560</text:p>
          </table:table-cell>
          <table:table-cell office:value-type="float" office:value="22674830" calcext:value-type="float">
            <text:p>22674830</text:p>
          </table:table-cell>
          <table:table-cell table:formula="of:=100*[.B39]/(AVERAGE([.C39:.E39]))" office:value-type="float" office:value="48.1198854758545" calcext:value-type="float">
            <text:p>48.1198854759</text:p>
          </table:table-cell>
          <table:table-cell office:value-type="float" office:value="11128014" calcext:value-type="float">
            <text:p>111280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184098" calcext:value-type="float">
            <text:p>9184098</text:p>
          </table:table-cell>
          <table:table-cell office:value-type="float" office:value="46126" calcext:value-type="float">
            <text:p>46126</text:p>
          </table:table-cell>
          <table:table-cell table:formula="of:=[.G39]-[.J39]" office:value-type="float" office:value="1943916" calcext:value-type="float">
            <text:p>1943916</text:p>
          </table:table-cell>
          <table:table-cell table:formula="of:=[.J39]/[.H39]" office:value-type="float" office:value="0.106327625632205" calcext:value-type="float">
            <text:p>0.1063276256</text:p>
          </table:table-cell>
          <table:table-cell table:formula="of:=[.J39]/[.G39]" office:value-type="float" office:value="0.825313303883334" calcext:value-type="float">
            <text:p>0.8253133039</text:p>
          </table:table-cell>
          <table:table-cell table:formula="of:=(1+0.5*0.5)*([.M39]*[.N39]/(0.5*0.5*[.N39]+[.M39]))" office:value-type="float" office:value="0.350839331358712" calcext:value-type="float">
            <text:p>0.3508393314</text:p>
          </table:table-cell>
          <table:table-cell table:formula="of:=[.J39]/([.J39]+[.K39])" office:value-type="float" office:value="0.995002721494083" calcext:value-type="float">
            <text:p>0.9950027215</text:p>
          </table:table-cell>
          <table:table-cell table:formula="of:=[.J39]/[.G39]" office:value-type="float" office:value="0.825313303883334" calcext:value-type="float">
            <text:p>0.8253133039</text:p>
          </table:table-cell>
        </table:table-row>
        <table:table-row table:style-name="ro1">
          <table:table-cell office:value-type="string" calcext:value-type="string">
            <text:p>length_600.thresh_8</text:p>
          </table:table-cell>
          <table:table-cell office:value-type="float" office:value="8531025" calcext:value-type="float">
            <text:p>8531025</text:p>
          </table:table-cell>
          <table:table-cell office:value-type="float" office:value="15253242" calcext:value-type="float">
            <text:p>15253242</text:p>
          </table:table-cell>
          <table:table-cell office:value-type="float" office:value="14457939" calcext:value-type="float">
            <text:p>14457939</text:p>
          </table:table-cell>
          <table:table-cell office:value-type="float" office:value="14926435" calcext:value-type="float">
            <text:p>14926435</text:p>
          </table:table-cell>
          <table:table-cell table:formula="of:=100*[.B40]/(AVERAGE([.C40:.E40]))" office:value-type="float" office:value="57.3352192464759" calcext:value-type="float">
            <text:p>57.3352192465</text:p>
          </table:table-cell>
          <table:table-cell office:value-type="float" office:value="8531025" calcext:value-type="float">
            <text:p>853102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920332" calcext:value-type="float">
            <text:p>6920332</text:p>
          </table:table-cell>
          <table:table-cell office:value-type="float" office:value="14606" calcext:value-type="float">
            <text:p>14606</text:p>
          </table:table-cell>
          <table:table-cell table:formula="of:=[.G40]-[.J40]" office:value-type="float" office:value="1610693" calcext:value-type="float">
            <text:p>1610693</text:p>
          </table:table-cell>
          <table:table-cell table:formula="of:=[.J40]/[.H40]" office:value-type="float" office:value="0.0801191875507609" calcext:value-type="float">
            <text:p>0.0801191876</text:p>
          </table:table-cell>
          <table:table-cell table:formula="of:=[.J40]/[.G40]" office:value-type="float" office:value="0.811195841062475" calcext:value-type="float">
            <text:p>0.8111958411</text:p>
          </table:table-cell>
          <table:table-cell table:formula="of:=(1+0.5*0.5)*([.M40]*[.N40]/(0.5*0.5*[.N40]+[.M40]))" office:value-type="float" office:value="0.287151744383075" calcext:value-type="float">
            <text:p>0.2871517444</text:p>
          </table:table-cell>
          <table:table-cell table:formula="of:=[.J40]/([.J40]+[.K40])" office:value-type="float" office:value="0.997893852836175" calcext:value-type="float">
            <text:p>0.9978938528</text:p>
          </table:table-cell>
          <table:table-cell table:formula="of:=[.J40]/[.G40]" office:value-type="float" office:value="0.811195841062475" calcext:value-type="float">
            <text:p>0.8111958411</text:p>
          </table:table-cell>
        </table:table-row>
        <table:table-row table:style-name="ro1">
          <table:table-cell office:value-type="string" calcext:value-type="string">
            <text:p>length_600.thresh_10</text:p>
          </table:table-cell>
          <table:table-cell office:value-type="float" office:value="6722963" calcext:value-type="float">
            <text:p>6722963</text:p>
          </table:table-cell>
          <table:table-cell office:value-type="float" office:value="11307071" calcext:value-type="float">
            <text:p>11307071</text:p>
          </table:table-cell>
          <table:table-cell office:value-type="float" office:value="10540883" calcext:value-type="float">
            <text:p>10540883</text:p>
          </table:table-cell>
          <table:table-cell office:value-type="float" office:value="10774761" calcext:value-type="float">
            <text:p>10774761</text:p>
          </table:table-cell>
          <table:table-cell table:formula="of:=100*[.B41]/(AVERAGE([.C41:.E41]))" office:value-type="float" office:value="61.8246795216155" calcext:value-type="float">
            <text:p>61.8246795216</text:p>
          </table:table-cell>
          <table:table-cell office:value-type="float" office:value="6722963" calcext:value-type="float">
            <text:p>672296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304244" calcext:value-type="float">
            <text:p>5304244</text:p>
          </table:table-cell>
          <table:table-cell office:value-type="float" office:value="3388" calcext:value-type="float">
            <text:p>3388</text:p>
          </table:table-cell>
          <table:table-cell table:formula="of:=[.G41]-[.J41]" office:value-type="float" office:value="1418719" calcext:value-type="float">
            <text:p>1418719</text:p>
          </table:table-cell>
          <table:table-cell table:formula="of:=[.J41]/[.H41]" office:value-type="float" office:value="0.0614091520249315" calcext:value-type="float">
            <text:p>0.061409152</text:p>
          </table:table-cell>
          <table:table-cell table:formula="of:=[.J41]/[.G41]" office:value-type="float" office:value="0.788974147262152" calcext:value-type="float">
            <text:p>0.7889741473</text:p>
          </table:table-cell>
          <table:table-cell table:formula="of:=(1+0.5*0.5)*([.M41]*[.N41]/(0.5*0.5*[.N41]+[.M41]))" office:value-type="float" office:value="0.234147156802056" calcext:value-type="float">
            <text:p>0.2341471568</text:p>
          </table:table-cell>
          <table:table-cell table:formula="of:=[.J41]/([.J41]+[.K41])" office:value-type="float" office:value="0.999361673906556" calcext:value-type="float">
            <text:p>0.9993616739</text:p>
          </table:table-cell>
          <table:table-cell table:formula="of:=[.J41]/[.G41]" office:value-type="float" office:value="0.788974147262152" calcext:value-type="float">
            <text:p>0.7889741473</text:p>
          </table:table-cell>
        </table:table-row>
        <table:table-row table:style-name="ro1">
          <table:table-cell office:value-type="string" calcext:value-type="string">
            <text:p>length_600.thresh_12</text:p>
          </table:table-cell>
          <table:table-cell office:value-type="float" office:value="5556564" calcext:value-type="float">
            <text:p>5556564</text:p>
          </table:table-cell>
          <table:table-cell office:value-type="float" office:value="9134490" calcext:value-type="float">
            <text:p>9134490</text:p>
          </table:table-cell>
          <table:table-cell office:value-type="float" office:value="8322328" calcext:value-type="float">
            <text:p>8322328</text:p>
          </table:table-cell>
          <table:table-cell office:value-type="float" office:value="8555502" calcext:value-type="float">
            <text:p>8555502</text:p>
          </table:table-cell>
          <table:table-cell table:formula="of:=100*[.B42]/(AVERAGE([.C42:.E42]))" office:value-type="float" office:value="64.0838341216777" calcext:value-type="float">
            <text:p>64.0838341217</text:p>
          </table:table-cell>
          <table:table-cell office:value-type="float" office:value="5556564" calcext:value-type="float">
            <text:p>555656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56260" calcext:value-type="float">
            <text:p>4256260</text:p>
          </table:table-cell>
          <table:table-cell office:value-type="float" office:value="1563" calcext:value-type="float">
            <text:p>1563</text:p>
          </table:table-cell>
          <table:table-cell table:formula="of:=[.G42]-[.J42]" office:value-type="float" office:value="1300304" calcext:value-type="float">
            <text:p>1300304</text:p>
          </table:table-cell>
          <table:table-cell table:formula="of:=[.J42]/[.H42]" office:value-type="float" office:value="0.0492762620644214" calcext:value-type="float">
            <text:p>0.0492762621</text:p>
          </table:table-cell>
          <table:table-cell table:formula="of:=[.J42]/[.G42]" office:value-type="float" office:value="0.765987757902186" calcext:value-type="float">
            <text:p>0.7659877579</text:p>
          </table:table-cell>
          <table:table-cell table:formula="of:=(1+0.5*0.5)*([.M42]*[.N42]/(0.5*0.5*[.N42]+[.M42]))" office:value-type="float" office:value="0.195957301597065" calcext:value-type="float">
            <text:p>0.1959573016</text:p>
          </table:table-cell>
          <table:table-cell table:formula="of:=[.J42]/([.J42]+[.K42])" office:value-type="float" office:value="0.999632910997005" calcext:value-type="float">
            <text:p>0.999632911</text:p>
          </table:table-cell>
          <table:table-cell table:formula="of:=[.J42]/[.G42]" office:value-type="float" office:value="0.765987757902186" calcext:value-type="float">
            <text:p>0.7659877579</text:p>
          </table:table-cell>
        </table:table-row>
        <table:table-row table:style-name="ro1">
          <table:table-cell office:value-type="string" calcext:value-type="string">
            <text:p>length_600.thresh_14</text:p>
          </table:table-cell>
          <table:table-cell office:value-type="float" office:value="4664961" calcext:value-type="float">
            <text:p>4664961</text:p>
          </table:table-cell>
          <table:table-cell office:value-type="float" office:value="7269014" calcext:value-type="float">
            <text:p>7269014</text:p>
          </table:table-cell>
          <table:table-cell office:value-type="float" office:value="6780542" calcext:value-type="float">
            <text:p>6780542</text:p>
          </table:table-cell>
          <table:table-cell office:value-type="float" office:value="7330065" calcext:value-type="float">
            <text:p>7330065</text:p>
          </table:table-cell>
          <table:table-cell table:formula="of:=100*[.B43]/(AVERAGE([.C43:.E43]))" office:value-type="float" office:value="65.458985451613" calcext:value-type="float">
            <text:p>65.4589854516</text:p>
          </table:table-cell>
          <table:table-cell office:value-type="float" office:value="4664961" calcext:value-type="float">
            <text:p>466496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63513" calcext:value-type="float">
            <text:p>3463513</text:p>
          </table:table-cell>
          <table:table-cell office:value-type="float" office:value="806" calcext:value-type="float">
            <text:p>806</text:p>
          </table:table-cell>
          <table:table-cell table:formula="of:=[.G43]-[.J43]" office:value-type="float" office:value="1201448" calcext:value-type="float">
            <text:p>1201448</text:p>
          </table:table-cell>
          <table:table-cell table:formula="of:=[.J43]/[.H43]" office:value-type="float" office:value="0.0400983432054269" calcext:value-type="float">
            <text:p>0.0400983432</text:p>
          </table:table-cell>
          <table:table-cell table:formula="of:=[.J43]/[.G43]" office:value-type="float" office:value="0.742452723613338" calcext:value-type="float">
            <text:p>0.7424527236</text:p>
          </table:table-cell>
          <table:table-cell table:formula="of:=(1+0.5*0.5)*([.M43]*[.N43]/(0.5*0.5*[.N43]+[.M43]))" office:value-type="float" office:value="0.164873748930217" calcext:value-type="float">
            <text:p>0.1648737489</text:p>
          </table:table-cell>
          <table:table-cell table:formula="of:=[.J43]/([.J43]+[.K43])" office:value-type="float" office:value="0.999767342441617" calcext:value-type="float">
            <text:p>0.9997673424</text:p>
          </table:table-cell>
          <table:table-cell table:formula="of:=[.J43]/[.G43]" office:value-type="float" office:value="0.742452723613338" calcext:value-type="float">
            <text:p>0.7424527236</text:p>
          </table:table-cell>
        </table:table-row>
        <table:table-row table:style-name="ro1">
          <table:table-cell office:value-type="string" calcext:value-type="string">
            <text:p>length_600.thresh_16</text:p>
          </table:table-cell>
          <table:table-cell office:value-type="float" office:value="4035862" calcext:value-type="float">
            <text:p>4035862</text:p>
          </table:table-cell>
          <table:table-cell office:value-type="float" office:value="6351434" calcext:value-type="float">
            <text:p>6351434</text:p>
          </table:table-cell>
          <table:table-cell office:value-type="float" office:value="5807677" calcext:value-type="float">
            <text:p>5807677</text:p>
          </table:table-cell>
          <table:table-cell office:value-type="float" office:value="6017026" calcext:value-type="float">
            <text:p>6017026</text:p>
          </table:table-cell>
          <table:table-cell table:formula="of:=100*[.B44]/(AVERAGE([.C44:.E44]))" office:value-type="float" office:value="66.6125370864007" calcext:value-type="float">
            <text:p>66.6125370864</text:p>
          </table:table-cell>
          <table:table-cell office:value-type="float" office:value="4035862" calcext:value-type="float">
            <text:p>403586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893603" calcext:value-type="float">
            <text:p>2893603</text:p>
          </table:table-cell>
          <table:table-cell office:value-type="float" office:value="669" calcext:value-type="float">
            <text:p>669</text:p>
          </table:table-cell>
          <table:table-cell table:formula="of:=[.G44]-[.J44]" office:value-type="float" office:value="1142259" calcext:value-type="float">
            <text:p>1142259</text:p>
          </table:table-cell>
          <table:table-cell table:formula="of:=[.J44]/[.H44]" office:value-type="float" office:value="0.0335002889246418" calcext:value-type="float">
            <text:p>0.0335002889</text:p>
          </table:table-cell>
          <table:table-cell table:formula="of:=[.J44]/[.G44]" office:value-type="float" office:value="0.716972730980395" calcext:value-type="float">
            <text:p>0.716972731</text:p>
          </table:table-cell>
          <table:table-cell table:formula="of:=(1+0.5*0.5)*([.M44]*[.N44]/(0.5*0.5*[.N44]+[.M44]))" office:value-type="float" office:value="0.141125327198166" calcext:value-type="float">
            <text:p>0.1411253272</text:p>
          </table:table-cell>
          <table:table-cell table:formula="of:=[.J44]/([.J44]+[.K44])" office:value-type="float" office:value="0.999768853791212" calcext:value-type="float">
            <text:p>0.9997688538</text:p>
          </table:table-cell>
          <table:table-cell table:formula="of:=[.J44]/[.G44]" office:value-type="float" office:value="0.716972730980395" calcext:value-type="float">
            <text:p>0.71697273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800.thresh_0.01</text:p>
          </table:table-cell>
          <table:table-cell office:value-type="float" office:value="171535991" calcext:value-type="float">
            <text:p>171535991</text:p>
          </table:table-cell>
          <table:table-cell office:value-type="float" office:value="1546958131" calcext:value-type="float">
            <text:p>1546958131</text:p>
          </table:table-cell>
          <table:table-cell office:value-type="float" office:value="1134541693" calcext:value-type="float">
            <text:p>1134541693</text:p>
          </table:table-cell>
          <table:table-cell office:value-type="float" office:value="1064217572" calcext:value-type="float">
            <text:p>1064217572</text:p>
          </table:table-cell>
          <table:table-cell table:formula="of:=100*[.B46]/(AVERAGE([.C46:.E46]))" office:value-type="float" office:value="13.7385691069364" calcext:value-type="float">
            <text:p>13.7385691069</text:p>
          </table:table-cell>
          <table:table-cell office:value-type="float" office:value="171535991" calcext:value-type="float">
            <text:p>17153599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116372" calcext:value-type="float">
            <text:p>34116372</text:p>
          </table:table-cell>
          <table:table-cell office:value-type="float" office:value="7648307" calcext:value-type="float">
            <text:p>7648307</text:p>
          </table:table-cell>
          <table:table-cell table:formula="of:=[.G46]-[.J46]" office:value-type="float" office:value="137419619" calcext:value-type="float">
            <text:p>137419619</text:p>
          </table:table-cell>
          <table:table-cell table:formula="of:=[.J46]/[.H46]" office:value-type="float" office:value="0.394977582985835" calcext:value-type="float">
            <text:p>0.394977583</text:p>
          </table:table-cell>
          <table:table-cell table:formula="of:=[.J46]/[.G46]" office:value-type="float" office:value="0.198887544247201" calcext:value-type="float">
            <text:p>0.1988875442</text:p>
          </table:table-cell>
          <table:table-cell table:formula="of:=(1+0.5*0.5)*([.M46]*[.N46]/(0.5*0.5*[.N46]+[.M46]))" office:value-type="float" office:value="0.220812388423194" calcext:value-type="float">
            <text:p>0.2208123884</text:p>
          </table:table-cell>
          <table:table-cell table:formula="of:=[.J46]/([.J46]+[.K46])" office:value-type="float" office:value="0.816871404662298" calcext:value-type="float">
            <text:p>0.8168714047</text:p>
          </table:table-cell>
          <table:table-cell table:formula="of:=[.J46]/[.G46]" office:value-type="float" office:value="0.198887544247201" calcext:value-type="float">
            <text:p>0.1988875442</text:p>
          </table:table-cell>
        </table:table-row>
        <table:table-row table:style-name="ro1">
          <table:table-cell office:value-type="string" calcext:value-type="string">
            <text:p>length_800.thresh_1</text:p>
          </table:table-cell>
          <table:table-cell office:value-type="float" office:value="66783994" calcext:value-type="float">
            <text:p>66783994</text:p>
          </table:table-cell>
          <table:table-cell office:value-type="float" office:value="1035391023" calcext:value-type="float">
            <text:p>1035391023</text:p>
          </table:table-cell>
          <table:table-cell office:value-type="float" office:value="478975871" calcext:value-type="float">
            <text:p>478975871</text:p>
          </table:table-cell>
          <table:table-cell office:value-type="float" office:value="435077013" calcext:value-type="float">
            <text:p>435077013</text:p>
          </table:table-cell>
          <table:table-cell table:formula="of:=100*[.B47]/(AVERAGE([.C47:.E47]))" office:value-type="float" office:value="10.2773914797231" calcext:value-type="float">
            <text:p>10.2773914797</text:p>
          </table:table-cell>
          <table:table-cell office:value-type="float" office:value="66783994" calcext:value-type="float">
            <text:p>667839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9619959" calcext:value-type="float">
            <text:p>29619959</text:p>
          </table:table-cell>
          <table:table-cell office:value-type="float" office:value="1983812" calcext:value-type="float">
            <text:p>1983812</text:p>
          </table:table-cell>
          <table:table-cell table:formula="of:=[.G47]-[.J47]" office:value-type="float" office:value="37164035" calcext:value-type="float">
            <text:p>37164035</text:p>
          </table:table-cell>
          <table:table-cell table:formula="of:=[.J47]/[.H47]" office:value-type="float" office:value="0.342920982745748" calcext:value-type="float">
            <text:p>0.3429209827</text:p>
          </table:table-cell>
          <table:table-cell table:formula="of:=[.J47]/[.G47]" office:value-type="float" office:value="0.443518831772775" calcext:value-type="float">
            <text:p>0.4435188318</text:p>
          </table:table-cell>
          <table:table-cell table:formula="of:=(1+0.5*0.5)*([.M47]*[.N47]/(0.5*0.5*[.N47]+[.M47]))" office:value-type="float" office:value="0.418939186239631" calcext:value-type="float">
            <text:p>0.4189391862</text:p>
          </table:table-cell>
          <table:table-cell table:formula="of:=[.J47]/([.J47]+[.K47])" office:value-type="float" office:value="0.937228630089745" calcext:value-type="float">
            <text:p>0.9372286301</text:p>
          </table:table-cell>
          <table:table-cell table:formula="of:=[.J47]/[.G47]" office:value-type="float" office:value="0.443518831772775" calcext:value-type="float">
            <text:p>0.4435188318</text:p>
          </table:table-cell>
        </table:table-row>
        <table:table-row table:style-name="ro1">
          <table:table-cell office:value-type="string" calcext:value-type="string">
            <text:p>length_800.thresh_2</text:p>
          </table:table-cell>
          <table:table-cell office:value-type="float" office:value="32970365" calcext:value-type="float">
            <text:p>32970365</text:p>
          </table:table-cell>
          <table:table-cell office:value-type="float" office:value="229091500" calcext:value-type="float">
            <text:p>229091500</text:p>
          </table:table-cell>
          <table:table-cell office:value-type="float" office:value="207646361" calcext:value-type="float">
            <text:p>207646361</text:p>
          </table:table-cell>
          <table:table-cell office:value-type="float" office:value="208119986" calcext:value-type="float">
            <text:p>208119986</text:p>
          </table:table-cell>
          <table:table-cell table:formula="of:=100*[.B48]/(AVERAGE([.C48:.E48]))" office:value-type="float" office:value="15.3384339603144" calcext:value-type="float">
            <text:p>15.3384339603</text:p>
          </table:table-cell>
          <table:table-cell office:value-type="float" office:value="32970365" calcext:value-type="float">
            <text:p>3297036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030196" calcext:value-type="float">
            <text:p>23030196</text:p>
          </table:table-cell>
          <table:table-cell office:value-type="float" office:value="699197" calcext:value-type="float">
            <text:p>699197</text:p>
          </table:table-cell>
          <table:table-cell table:formula="of:=[.G48]-[.J48]" office:value-type="float" office:value="9940169" calcext:value-type="float">
            <text:p>9940169</text:p>
          </table:table-cell>
          <table:table-cell table:formula="of:=[.J48]/[.H48]" office:value-type="float" office:value="0.266628912117913" calcext:value-type="float">
            <text:p>0.2666289121</text:p>
          </table:table-cell>
          <table:table-cell table:formula="of:=[.J48]/[.G48]" office:value-type="float" office:value="0.698512012226738" calcext:value-type="float">
            <text:p>0.6985120122</text:p>
          </table:table-cell>
          <table:table-cell table:formula="of:=(1+0.5*0.5)*([.M48]*[.N48]/(0.5*0.5*[.N48]+[.M48]))" office:value-type="float" office:value="0.527593708779658" calcext:value-type="float">
            <text:p>0.5275937088</text:p>
          </table:table-cell>
          <table:table-cell table:formula="of:=[.J48]/([.J48]+[.K48])" office:value-type="float" office:value="0.970534560239278" calcext:value-type="float">
            <text:p>0.9705345602</text:p>
          </table:table-cell>
          <table:table-cell table:formula="of:=[.J48]/[.G48]" office:value-type="float" office:value="0.698512012226738" calcext:value-type="float">
            <text:p>0.6985120122</text:p>
          </table:table-cell>
        </table:table-row>
        <table:table-row table:style-name="ro1">
          <table:table-cell office:value-type="string" calcext:value-type="string">
            <text:p>length_800.thresh_4</text:p>
          </table:table-cell>
          <table:table-cell office:value-type="float" office:value="18975931" calcext:value-type="float">
            <text:p>18975931</text:p>
          </table:table-cell>
          <table:table-cell office:value-type="float" office:value="56190763" calcext:value-type="float">
            <text:p>56190763</text:p>
          </table:table-cell>
          <table:table-cell office:value-type="float" office:value="55691683" calcext:value-type="float">
            <text:p>55691683</text:p>
          </table:table-cell>
          <table:table-cell office:value-type="float" office:value="49566501" calcext:value-type="float">
            <text:p>49566501</text:p>
          </table:table-cell>
          <table:table-cell table:formula="of:=100*[.B49]/(AVERAGE([.C49:.E49]))" office:value-type="float" office:value="35.2605539136777" calcext:value-type="float">
            <text:p>35.2605539137</text:p>
          </table:table-cell>
          <table:table-cell office:value-type="float" office:value="18975931" calcext:value-type="float">
            <text:p>1897593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537097" calcext:value-type="float">
            <text:p>15537097</text:p>
          </table:table-cell>
          <table:table-cell office:value-type="float" office:value="181735" calcext:value-type="float">
            <text:p>181735</text:p>
          </table:table-cell>
          <table:table-cell table:formula="of:=[.G49]-[.J49]" office:value-type="float" office:value="3438834" calcext:value-type="float">
            <text:p>3438834</text:p>
          </table:table-cell>
          <table:table-cell table:formula="of:=[.J49]/[.H49]" office:value-type="float" office:value="0.179878593763618" calcext:value-type="float">
            <text:p>0.1798785938</text:p>
          </table:table-cell>
          <table:table-cell table:formula="of:=[.J49]/[.G49]" office:value-type="float" office:value="0.818779168199969" calcext:value-type="float">
            <text:p>0.8187791682</text:p>
          </table:table-cell>
          <table:table-cell table:formula="of:=(1+0.5*0.5)*([.M49]*[.N49]/(0.5*0.5*[.N49]+[.M49]))" office:value-type="float" office:value="0.478715021669938" calcext:value-type="float">
            <text:p>0.4787150217</text:p>
          </table:table-cell>
          <table:table-cell table:formula="of:=[.J49]/([.J49]+[.K49])" office:value-type="float" office:value="0.988438390333327" calcext:value-type="float">
            <text:p>0.9884383903</text:p>
          </table:table-cell>
          <table:table-cell table:formula="of:=[.J49]/[.G49]" office:value-type="float" office:value="0.818779168199969" calcext:value-type="float">
            <text:p>0.8187791682</text:p>
          </table:table-cell>
        </table:table-row>
        <table:table-row table:style-name="ro1">
          <table:table-cell office:value-type="string" calcext:value-type="string">
            <text:p>length_800.thresh_6</text:p>
          </table:table-cell>
          <table:table-cell office:value-type="float" office:value="13395670" calcext:value-type="float">
            <text:p>13395670</text:p>
          </table:table-cell>
          <table:table-cell office:value-type="float" office:value="26599719" calcext:value-type="float">
            <text:p>26599719</text:p>
          </table:table-cell>
          <table:table-cell office:value-type="float" office:value="25122946" calcext:value-type="float">
            <text:p>25122946</text:p>
          </table:table-cell>
          <table:table-cell office:value-type="float" office:value="24070449" calcext:value-type="float">
            <text:p>24070449</text:p>
          </table:table-cell>
          <table:table-cell table:formula="of:=100*[.B50]/(AVERAGE([.C50:.E50]))" office:value-type="float" office:value="53.0219803345196" calcext:value-type="float">
            <text:p>53.0219803345</text:p>
          </table:table-cell>
          <table:table-cell office:value-type="float" office:value="13395670" calcext:value-type="float">
            <text:p>133956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1294244" calcext:value-type="float">
            <text:p>11294244</text:p>
          </table:table-cell>
          <table:table-cell office:value-type="float" office:value="76625" calcext:value-type="float">
            <text:p>76625</text:p>
          </table:table-cell>
          <table:table-cell table:formula="of:=[.G50]-[.J50]" office:value-type="float" office:value="2101426" calcext:value-type="float">
            <text:p>2101426</text:p>
          </table:table-cell>
          <table:table-cell table:formula="of:=[.J50]/[.H50]" office:value-type="float" office:value="0.130757549389257" calcext:value-type="float">
            <text:p>0.1307575494</text:p>
          </table:table-cell>
          <table:table-cell table:formula="of:=[.J50]/[.G50]" office:value-type="float" office:value="0.843126472957306" calcext:value-type="float">
            <text:p>0.843126473</text:p>
          </table:table-cell>
          <table:table-cell table:formula="of:=(1+0.5*0.5)*([.M50]*[.N50]/(0.5*0.5*[.N50]+[.M50]))" office:value-type="float" office:value="0.403486488074606" calcext:value-type="float">
            <text:p>0.4034864881</text:p>
          </table:table-cell>
          <table:table-cell table:formula="of:=[.J50]/([.J50]+[.K50])" office:value-type="float" office:value="0.993261289000867" calcext:value-type="float">
            <text:p>0.993261289</text:p>
          </table:table-cell>
          <table:table-cell table:formula="of:=[.J50]/[.G50]" office:value-type="float" office:value="0.843126472957306" calcext:value-type="float">
            <text:p>0.843126473</text:p>
          </table:table-cell>
        </table:table-row>
        <table:table-row table:style-name="ro1">
          <table:table-cell office:value-type="string" calcext:value-type="string">
            <text:p>length_800.thresh_8</text:p>
          </table:table-cell>
          <table:table-cell office:value-type="float" office:value="10278892" calcext:value-type="float">
            <text:p>10278892</text:p>
          </table:table-cell>
          <table:table-cell office:value-type="float" office:value="17415686" calcext:value-type="float">
            <text:p>17415686</text:p>
          </table:table-cell>
          <table:table-cell office:value-type="float" office:value="16700112" calcext:value-type="float">
            <text:p>16700112</text:p>
          </table:table-cell>
          <table:table-cell office:value-type="float" office:value="16448570" calcext:value-type="float">
            <text:p>16448570</text:p>
          </table:table-cell>
          <table:table-cell table:formula="of:=100*[.B51]/(AVERAGE([.C51:.E51]))" office:value-type="float" office:value="60.9849924357801" calcext:value-type="float">
            <text:p>60.9849924358</text:p>
          </table:table-cell>
          <table:table-cell office:value-type="float" office:value="10278892" calcext:value-type="float">
            <text:p>1027889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700072" calcext:value-type="float">
            <text:p>8700072</text:p>
          </table:table-cell>
          <table:table-cell office:value-type="float" office:value="31148" calcext:value-type="float">
            <text:p>31148</text:p>
          </table:table-cell>
          <table:table-cell table:formula="of:=[.G51]-[.J51]" office:value-type="float" office:value="1578820" calcext:value-type="float">
            <text:p>1578820</text:p>
          </table:table-cell>
          <table:table-cell table:formula="of:=[.J51]/[.H51]" office:value-type="float" office:value="0.100723881494865" calcext:value-type="float">
            <text:p>0.1007238815</text:p>
          </table:table-cell>
          <table:table-cell table:formula="of:=[.J51]/[.G51]" office:value-type="float" office:value="0.846401732793768" calcext:value-type="float">
            <text:p>0.8464017328</text:p>
          </table:table-cell>
          <table:table-cell table:formula="of:=(1+0.5*0.5)*([.M51]*[.N51]/(0.5*0.5*[.N51]+[.M51]))" office:value-type="float" office:value="0.34120329342067" calcext:value-type="float">
            <text:p>0.3412032934</text:p>
          </table:table-cell>
          <table:table-cell table:formula="of:=[.J51]/([.J51]+[.K51])" office:value-type="float" office:value="0.996432571851356" calcext:value-type="float">
            <text:p>0.9964325719</text:p>
          </table:table-cell>
          <table:table-cell table:formula="of:=[.J51]/[.G51]" office:value-type="float" office:value="0.846401732793768" calcext:value-type="float">
            <text:p>0.8464017328</text:p>
          </table:table-cell>
        </table:table-row>
        <table:table-row table:style-name="ro1">
          <table:table-cell office:value-type="string" calcext:value-type="string">
            <text:p>length_800.thresh_10</text:p>
          </table:table-cell>
          <table:table-cell office:value-type="float" office:value="8205964" calcext:value-type="float">
            <text:p>8205964</text:p>
          </table:table-cell>
          <table:table-cell office:value-type="float" office:value="13082989" calcext:value-type="float">
            <text:p>13082989</text:p>
          </table:table-cell>
          <table:table-cell office:value-type="float" office:value="12301304" calcext:value-type="float">
            <text:p>12301304</text:p>
          </table:table-cell>
          <table:table-cell office:value-type="float" office:value="12368570" calcext:value-type="float">
            <text:p>12368570</text:p>
          </table:table-cell>
          <table:table-cell table:formula="of:=100*[.B52]/(AVERAGE([.C52:.E52]))" office:value-type="float" office:value="65.2080134955593" calcext:value-type="float">
            <text:p>65.2080134956</text:p>
          </table:table-cell>
          <table:table-cell office:value-type="float" office:value="8205964" calcext:value-type="float">
            <text:p>820596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5230" calcext:value-type="float">
            <text:p>6885230</text:p>
          </table:table-cell>
          <table:table-cell office:value-type="float" office:value="10983" calcext:value-type="float">
            <text:p>10983</text:p>
          </table:table-cell>
          <table:table-cell table:formula="of:=[.G52]-[.J52]" office:value-type="float" office:value="1320734" calcext:value-type="float">
            <text:p>1320734</text:p>
          </table:table-cell>
          <table:table-cell table:formula="of:=[.J52]/[.H52]" office:value-type="float" office:value="0.0797127989957889" calcext:value-type="float">
            <text:p>0.079712799</text:p>
          </table:table-cell>
          <table:table-cell table:formula="of:=[.J52]/[.G52]" office:value-type="float" office:value="0.839051938321933" calcext:value-type="float">
            <text:p>0.8390519383</text:p>
          </table:table-cell>
          <table:table-cell table:formula="of:=(1+0.5*0.5)*([.M52]*[.N52]/(0.5*0.5*[.N52]+[.M52]))" office:value-type="float" office:value="0.288811630804605" calcext:value-type="float">
            <text:p>0.2888116308</text:p>
          </table:table-cell>
          <table:table-cell table:formula="of:=[.J52]/([.J52]+[.K52])" office:value-type="float" office:value="0.998407386778802" calcext:value-type="float">
            <text:p>0.9984073868</text:p>
          </table:table-cell>
          <table:table-cell table:formula="of:=[.J52]/[.G52]" office:value-type="float" office:value="0.839051938321933" calcext:value-type="float">
            <text:p>0.8390519383</text:p>
          </table:table-cell>
        </table:table-row>
        <table:table-row table:style-name="ro1">
          <table:table-cell office:value-type="string" calcext:value-type="string">
            <text:p>length_800.thresh_12</text:p>
          </table:table-cell>
          <table:table-cell office:value-type="float" office:value="6710156" calcext:value-type="float">
            <text:p>6710156</text:p>
          </table:table-cell>
          <table:table-cell office:value-type="float" office:value="10168594" calcext:value-type="float">
            <text:p>10168594</text:p>
          </table:table-cell>
          <table:table-cell office:value-type="float" office:value="9802126" calcext:value-type="float">
            <text:p>9802126</text:p>
          </table:table-cell>
          <table:table-cell office:value-type="float" office:value="9836428" calcext:value-type="float">
            <text:p>9836428</text:p>
          </table:table-cell>
          <table:table-cell table:formula="of:=100*[.B53]/(AVERAGE([.C53:.E53]))" office:value-type="float" office:value="67.5357065358953" calcext:value-type="float">
            <text:p>67.5357065359</text:p>
          </table:table-cell>
          <table:table-cell office:value-type="float" office:value="6710156" calcext:value-type="float">
            <text:p>67101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540700" calcext:value-type="float">
            <text:p>5540700</text:p>
          </table:table-cell>
          <table:table-cell office:value-type="float" office:value="2443" calcext:value-type="float">
            <text:p>2443</text:p>
          </table:table-cell>
          <table:table-cell table:formula="of:=[.G53]-[.J53]" office:value-type="float" office:value="1169456" calcext:value-type="float">
            <text:p>1169456</text:p>
          </table:table-cell>
          <table:table-cell table:formula="of:=[.J53]/[.H53]" office:value-type="float" office:value="0.0641466886939096" calcext:value-type="float">
            <text:p>0.0641466887</text:p>
          </table:table-cell>
          <table:table-cell table:formula="of:=[.J53]/[.G53]" office:value-type="float" office:value="0.825718507885659" calcext:value-type="float">
            <text:p>0.8257185079</text:p>
          </table:table-cell>
          <table:table-cell table:formula="of:=(1+0.5*0.5)*([.M53]*[.N53]/(0.5*0.5*[.N53]+[.M53]))" office:value-type="float" office:value="0.244695789170882" calcext:value-type="float">
            <text:p>0.2446957892</text:p>
          </table:table-cell>
          <table:table-cell table:formula="of:=[.J53]/([.J53]+[.K53])" office:value-type="float" office:value="0.999559275306446" calcext:value-type="float">
            <text:p>0.9995592753</text:p>
          </table:table-cell>
          <table:table-cell table:formula="of:=[.J53]/[.G53]" office:value-type="float" office:value="0.825718507885659" calcext:value-type="float">
            <text:p>0.8257185079</text:p>
          </table:table-cell>
        </table:table-row>
        <table:table-row table:style-name="ro1">
          <table:table-cell office:value-type="string" calcext:value-type="string">
            <text:p>length_800.thresh_14</text:p>
          </table:table-cell>
          <table:table-cell office:value-type="float" office:value="5660092" calcext:value-type="float">
            <text:p>5660092</text:p>
          </table:table-cell>
          <table:table-cell office:value-type="float" office:value="8456106" calcext:value-type="float">
            <text:p>8456106</text:p>
          </table:table-cell>
          <table:table-cell office:value-type="float" office:value="8036788" calcext:value-type="float">
            <text:p>8036788</text:p>
          </table:table-cell>
          <table:table-cell office:value-type="float" office:value="8092050" calcext:value-type="float">
            <text:p>8092050</text:p>
          </table:table-cell>
          <table:table-cell table:formula="of:=100*[.B54]/(AVERAGE([.C54:.E54]))" office:value-type="float" office:value="69.0677839249909" calcext:value-type="float">
            <text:p>69.067783925</text:p>
          </table:table-cell>
          <table:table-cell office:value-type="float" office:value="5660092" calcext:value-type="float">
            <text:p>566009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574002" calcext:value-type="float">
            <text:p>4574002</text:p>
          </table:table-cell>
          <table:table-cell office:value-type="float" office:value="1320" calcext:value-type="float">
            <text:p>1320</text:p>
          </table:table-cell>
          <table:table-cell table:formula="of:=[.G54]-[.J54]" office:value-type="float" office:value="1086090" calcext:value-type="float">
            <text:p>1086090</text:p>
          </table:table-cell>
          <table:table-cell table:formula="of:=[.J54]/[.H54]" office:value-type="float" office:value="0.0529548761671486" calcext:value-type="float">
            <text:p>0.0529548762</text:p>
          </table:table-cell>
          <table:table-cell table:formula="of:=[.J54]/[.G54]" office:value-type="float" office:value="0.808114426408617" calcext:value-type="float">
            <text:p>0.8081144264</text:p>
          </table:table-cell>
          <table:table-cell table:formula="of:=(1+0.5*0.5)*([.M54]*[.N54]/(0.5*0.5*[.N54]+[.M54]))" office:value-type="float" office:value="0.209786134549705" calcext:value-type="float">
            <text:p>0.2097861345</text:p>
          </table:table-cell>
          <table:table-cell table:formula="of:=[.J54]/([.J54]+[.K54])" office:value-type="float" office:value="0.999711495715493" calcext:value-type="float">
            <text:p>0.9997114957</text:p>
          </table:table-cell>
          <table:table-cell table:formula="of:=[.J54]/[.G54]" office:value-type="float" office:value="0.808114426408617" calcext:value-type="float">
            <text:p>0.8081144264</text:p>
          </table:table-cell>
        </table:table-row>
        <table:table-row table:style-name="ro1">
          <table:table-cell office:value-type="string" calcext:value-type="string">
            <text:p>length_800.thresh_16</text:p>
          </table:table-cell>
          <table:table-cell office:value-type="float" office:value="4798709" calcext:value-type="float">
            <text:p>4798709</text:p>
          </table:table-cell>
          <table:table-cell office:value-type="float" office:value="6979676" calcext:value-type="float">
            <text:p>6979676</text:p>
          </table:table-cell>
          <table:table-cell office:value-type="float" office:value="6747368" calcext:value-type="float">
            <text:p>6747368</text:p>
          </table:table-cell>
          <table:table-cell office:value-type="float" office:value="6798981" calcext:value-type="float">
            <text:p>6798981</text:p>
          </table:table-cell>
          <table:table-cell table:formula="of:=100*[.B55]/(AVERAGE([.C55:.E55]))" office:value-type="float" office:value="70.1359712852342" calcext:value-type="float">
            <text:p>70.1359712852</text:p>
          </table:table-cell>
          <table:table-cell office:value-type="float" office:value="4798709" calcext:value-type="float">
            <text:p>479870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804403" calcext:value-type="float">
            <text:p>3804403</text:p>
          </table:table-cell>
          <table:table-cell office:value-type="float" office:value="737" calcext:value-type="float">
            <text:p>737</text:p>
          </table:table-cell>
          <table:table-cell table:formula="of:=[.G55]-[.J55]" office:value-type="float" office:value="994306" calcext:value-type="float">
            <text:p>994306</text:p>
          </table:table-cell>
          <table:table-cell table:formula="of:=[.J55]/[.H55]" office:value-type="float" office:value="0.0440449500798051" calcext:value-type="float">
            <text:p>0.0440449501</text:p>
          </table:table-cell>
          <table:table-cell table:formula="of:=[.J55]/[.G55]" office:value-type="float" office:value="0.79279718774362" calcext:value-type="float">
            <text:p>0.7927971877</text:p>
          </table:table-cell>
          <table:table-cell table:formula="of:=(1+0.5*0.5)*([.M55]*[.N55]/(0.5*0.5*[.N55]+[.M55]))" office:value-type="float" office:value="0.1801833943827" calcext:value-type="float">
            <text:p>0.1801833944</text:p>
          </table:table-cell>
          <table:table-cell table:formula="of:=[.J55]/([.J55]+[.K55])" office:value-type="float" office:value="0.999806314616545" calcext:value-type="float">
            <text:p>0.9998063146</text:p>
          </table:table-cell>
          <table:table-cell table:formula="of:=[.J55]/[.G55]" office:value-type="float" office:value="0.79279718774362" calcext:value-type="float">
            <text:p>0.792797187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1000.thresh_0.01</text:p>
          </table:table-cell>
          <table:table-cell office:value-type="float" office:value="186399227" calcext:value-type="float">
            <text:p>186399227</text:p>
          </table:table-cell>
          <table:table-cell office:value-type="float" office:value="1629029690" calcext:value-type="float">
            <text:p>1629029690</text:p>
          </table:table-cell>
          <table:table-cell office:value-type="float" office:value="1146514714" calcext:value-type="float">
            <text:p>1146514714</text:p>
          </table:table-cell>
          <table:table-cell office:value-type="float" office:value="1181557674" calcext:value-type="float">
            <text:p>1181557674</text:p>
          </table:table-cell>
          <table:table-cell table:formula="of:=100*[.B57]/(AVERAGE([.C57:.E57]))" office:value-type="float" office:value="14.1314949672117" calcext:value-type="float">
            <text:p>14.1314949672</text:p>
          </table:table-cell>
          <table:table-cell office:value-type="float" office:value="186399227" calcext:value-type="float">
            <text:p>18639922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3025658" calcext:value-type="float">
            <text:p>33025658</text:p>
          </table:table-cell>
          <table:table-cell office:value-type="float" office:value="11330381" calcext:value-type="float">
            <text:p>11330381</text:p>
          </table:table-cell>
          <table:table-cell table:formula="of:=[.G57]-[.J57]" office:value-type="float" office:value="153373569" calcext:value-type="float">
            <text:p>153373569</text:p>
          </table:table-cell>
          <table:table-cell table:formula="of:=[.J57]/[.H57]" office:value-type="float" office:value="0.38234999235431" calcext:value-type="float">
            <text:p>0.3823499924</text:p>
          </table:table-cell>
          <table:table-cell table:formula="of:=[.J57]/[.G57]" office:value-type="float" office:value="0.177177011576341" calcext:value-type="float">
            <text:p>0.1771770116</text:p>
          </table:table-cell>
          <table:table-cell table:formula="of:=(1+0.5*0.5)*([.M57]*[.N57]/(0.5*0.5*[.N57]+[.M57]))" office:value-type="float" office:value="0.198478093212451" calcext:value-type="float">
            <text:p>0.1984780932</text:p>
          </table:table-cell>
          <table:table-cell table:formula="of:=[.J57]/([.J57]+[.K57])" office:value-type="float" office:value="0.744558322712269" calcext:value-type="float">
            <text:p>0.7445583227</text:p>
          </table:table-cell>
          <table:table-cell table:formula="of:=[.J57]/[.G57]" office:value-type="float" office:value="0.177177011576341" calcext:value-type="float">
            <text:p>0.1771770116</text:p>
          </table:table-cell>
        </table:table-row>
        <table:table-row table:style-name="ro1">
          <table:table-cell office:value-type="string" calcext:value-type="string">
            <text:p>length_1000.thresh_1</text:p>
          </table:table-cell>
          <table:table-cell office:value-type="float" office:value="79408937" calcext:value-type="float">
            <text:p>79408937</text:p>
          </table:table-cell>
          <table:table-cell office:value-type="float" office:value="1117988320" calcext:value-type="float">
            <text:p>1117988320</text:p>
          </table:table-cell>
          <table:table-cell office:value-type="float" office:value="507887272" calcext:value-type="float">
            <text:p>507887272</text:p>
          </table:table-cell>
          <table:table-cell office:value-type="float" office:value="517473814" calcext:value-type="float">
            <text:p>517473814</text:p>
          </table:table-cell>
          <table:table-cell table:formula="of:=100*[.B58]/(AVERAGE([.C58:.E58]))" office:value-type="float" office:value="11.1146978804817" calcext:value-type="float">
            <text:p>11.1146978805</text:p>
          </table:table-cell>
          <table:table-cell office:value-type="float" office:value="79408937" calcext:value-type="float">
            <text:p>7940893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1836547" calcext:value-type="float">
            <text:p>31836547</text:p>
          </table:table-cell>
          <table:table-cell office:value-type="float" office:value="3005662" calcext:value-type="float">
            <text:p>3005662</text:p>
          </table:table-cell>
          <table:table-cell table:formula="of:=[.G58]-[.J58]" office:value-type="float" office:value="47572390" calcext:value-type="float">
            <text:p>47572390</text:p>
          </table:table-cell>
          <table:table-cell table:formula="of:=[.J58]/[.H58]" office:value-type="float" office:value="0.368583224050756" calcext:value-type="float">
            <text:p>0.3685832241</text:p>
          </table:table-cell>
          <table:table-cell table:formula="of:=[.J58]/[.G58]" office:value-type="float" office:value="0.400918941907005" calcext:value-type="float">
            <text:p>0.4009189419</text:p>
          </table:table-cell>
          <table:table-cell table:formula="of:=(1+0.5*0.5)*([.M58]*[.N58]/(0.5*0.5*[.N58]+[.M58]))" office:value-type="float" office:value="0.394005736157639" calcext:value-type="float">
            <text:p>0.3940057362</text:p>
          </table:table-cell>
          <table:table-cell table:formula="of:=[.J58]/([.J58]+[.K58])" office:value-type="float" office:value="0.913735033275301" calcext:value-type="float">
            <text:p>0.9137350333</text:p>
          </table:table-cell>
          <table:table-cell table:formula="of:=[.J58]/[.G58]" office:value-type="float" office:value="0.400918941907005" calcext:value-type="float">
            <text:p>0.4009189419</text:p>
          </table:table-cell>
        </table:table-row>
        <table:table-row table:style-name="ro1">
          <table:table-cell office:value-type="string" calcext:value-type="string">
            <text:p>length_1000.thresh_2</text:p>
          </table:table-cell>
          <table:table-cell office:value-type="float" office:value="38919634" calcext:value-type="float">
            <text:p>38919634</text:p>
          </table:table-cell>
          <table:table-cell office:value-type="float" office:value="219766024" calcext:value-type="float">
            <text:p>219766024</text:p>
          </table:table-cell>
          <table:table-cell office:value-type="float" office:value="222194424" calcext:value-type="float">
            <text:p>222194424</text:p>
          </table:table-cell>
          <table:table-cell office:value-type="float" office:value="236693964" calcext:value-type="float">
            <text:p>236693964</text:p>
          </table:table-cell>
          <table:table-cell table:formula="of:=100*[.B59]/(AVERAGE([.C59:.E59]))" office:value-type="float" office:value="17.2044710732684" calcext:value-type="float">
            <text:p>17.2044710733</text:p>
          </table:table-cell>
          <table:table-cell office:value-type="float" office:value="38919634" calcext:value-type="float">
            <text:p>389196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838648" calcext:value-type="float">
            <text:p>25838648</text:p>
          </table:table-cell>
          <table:table-cell office:value-type="float" office:value="943416" calcext:value-type="float">
            <text:p>943416</text:p>
          </table:table-cell>
          <table:table-cell table:formula="of:=[.G59]-[.J59]" office:value-type="float" office:value="13080986" calcext:value-type="float">
            <text:p>13080986</text:p>
          </table:table-cell>
          <table:table-cell table:formula="of:=[.J59]/[.H59]" office:value-type="float" office:value="0.299143377105332" calcext:value-type="float">
            <text:p>0.2991433771</text:p>
          </table:table-cell>
          <table:table-cell table:formula="of:=[.J59]/[.G59]" office:value-type="float" office:value="0.663897507360938" calcext:value-type="float">
            <text:p>0.6638975074</text:p>
          </table:table-cell>
          <table:table-cell table:formula="of:=(1+0.5*0.5)*([.M59]*[.N59]/(0.5*0.5*[.N59]+[.M59]))" office:value-type="float" office:value="0.533737265238335" calcext:value-type="float">
            <text:p>0.5337372652</text:p>
          </table:table-cell>
          <table:table-cell table:formula="of:=[.J59]/([.J59]+[.K59])" office:value-type="float" office:value="0.964774335540382" calcext:value-type="float">
            <text:p>0.9647743355</text:p>
          </table:table-cell>
          <table:table-cell table:formula="of:=[.J59]/[.G59]" office:value-type="float" office:value="0.663897507360938" calcext:value-type="float">
            <text:p>0.6638975074</text:p>
          </table:table-cell>
        </table:table-row>
        <table:table-row table:style-name="ro1">
          <table:table-cell office:value-type="string" calcext:value-type="string">
            <text:p>length_1000.thresh_4</text:p>
          </table:table-cell>
          <table:table-cell office:value-type="float" office:value="22257116" calcext:value-type="float">
            <text:p>22257116</text:p>
          </table:table-cell>
          <table:table-cell office:value-type="float" office:value="59708440" calcext:value-type="float">
            <text:p>59708440</text:p>
          </table:table-cell>
          <table:table-cell office:value-type="float" office:value="57545932" calcext:value-type="float">
            <text:p>57545932</text:p>
          </table:table-cell>
          <table:table-cell office:value-type="float" office:value="61506559" calcext:value-type="float">
            <text:p>61506559</text:p>
          </table:table-cell>
          <table:table-cell table:formula="of:=100*[.B60]/(AVERAGE([.C60:.E60]))" office:value-type="float" office:value="37.3523160941694" calcext:value-type="float">
            <text:p>37.3523160942</text:p>
          </table:table-cell>
          <table:table-cell office:value-type="float" office:value="22257116" calcext:value-type="float">
            <text:p>2225711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884330" calcext:value-type="float">
            <text:p>17884330</text:p>
          </table:table-cell>
          <table:table-cell office:value-type="float" office:value="272501" calcext:value-type="float">
            <text:p>272501</text:p>
          </table:table-cell>
          <table:table-cell table:formula="of:=[.G60]-[.J60]" office:value-type="float" office:value="4372786" calcext:value-type="float">
            <text:p>4372786</text:p>
          </table:table-cell>
          <table:table-cell table:formula="of:=[.J60]/[.H60]" office:value-type="float" office:value="0.207053359504963" calcext:value-type="float">
            <text:p>0.2070533595</text:p>
          </table:table-cell>
          <table:table-cell table:formula="of:=[.J60]/[.G60]" office:value-type="float" office:value="0.803533126214555" calcext:value-type="float">
            <text:p>0.8035331262</text:p>
          </table:table-cell>
          <table:table-cell table:formula="of:=(1+0.5*0.5)*([.M60]*[.N60]/(0.5*0.5*[.N60]+[.M60]))" office:value-type="float" office:value="0.509804147601529" calcext:value-type="float">
            <text:p>0.5098041476</text:p>
          </table:table-cell>
          <table:table-cell table:formula="of:=[.J60]/([.J60]+[.K60])" office:value-type="float" office:value="0.984991819332349" calcext:value-type="float">
            <text:p>0.9849918193</text:p>
          </table:table-cell>
          <table:table-cell table:formula="of:=[.J60]/[.G60]" office:value-type="float" office:value="0.803533126214555" calcext:value-type="float">
            <text:p>0.8035331262</text:p>
          </table:table-cell>
        </table:table-row>
        <table:table-row table:style-name="ro1">
          <table:table-cell office:value-type="string" calcext:value-type="string">
            <text:p>length_1000.thresh_6</text:p>
          </table:table-cell>
          <table:table-cell office:value-type="float" office:value="15705893" calcext:value-type="float">
            <text:p>15705893</text:p>
          </table:table-cell>
          <table:table-cell office:value-type="float" office:value="27184767" calcext:value-type="float">
            <text:p>27184767</text:p>
          </table:table-cell>
          <table:table-cell office:value-type="float" office:value="28503344" calcext:value-type="float">
            <text:p>28503344</text:p>
          </table:table-cell>
          <table:table-cell office:value-type="float" office:value="29842796" calcext:value-type="float">
            <text:p>29842796</text:p>
          </table:table-cell>
          <table:table-cell table:formula="of:=100*[.B61]/(AVERAGE([.C61:.E61]))" office:value-type="float" office:value="55.0884828100794" calcext:value-type="float">
            <text:p>55.0884828101</text:p>
          </table:table-cell>
          <table:table-cell office:value-type="float" office:value="15705893" calcext:value-type="float">
            <text:p>1570589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265287" calcext:value-type="float">
            <text:p>13265287</text:p>
          </table:table-cell>
          <table:table-cell office:value-type="float" office:value="100323" calcext:value-type="float">
            <text:p>100323</text:p>
          </table:table-cell>
          <table:table-cell table:formula="of:=[.G61]-[.J61]" office:value-type="float" office:value="2440606" calcext:value-type="float">
            <text:p>2440606</text:p>
          </table:table-cell>
          <table:table-cell table:formula="of:=[.J61]/[.H61]" office:value-type="float" office:value="0.15357702738361" calcext:value-type="float">
            <text:p>0.1535770274</text:p>
          </table:table-cell>
          <table:table-cell table:formula="of:=[.J61]/[.G61]" office:value-type="float" office:value="0.844605715829084" calcext:value-type="float">
            <text:p>0.8446057158</text:p>
          </table:table-cell>
          <table:table-cell table:formula="of:=(1+0.5*0.5)*([.M61]*[.N61]/(0.5*0.5*[.N61]+[.M61]))" office:value-type="float" office:value="0.44455002376825" calcext:value-type="float">
            <text:p>0.4445500238</text:p>
          </table:table-cell>
          <table:table-cell table:formula="of:=[.J61]/([.J61]+[.K61])" office:value-type="float" office:value="0.992493945281959" calcext:value-type="float">
            <text:p>0.9924939453</text:p>
          </table:table-cell>
          <table:table-cell table:formula="of:=[.J61]/[.G61]" office:value-type="float" office:value="0.844605715829084" calcext:value-type="float">
            <text:p>0.8446057158</text:p>
          </table:table-cell>
        </table:table-row>
        <table:table-row table:style-name="ro1">
          <table:table-cell office:value-type="string" calcext:value-type="string">
            <text:p>length_1000.thresh_8</text:p>
          </table:table-cell>
          <table:table-cell office:value-type="float" office:value="12055078" calcext:value-type="float">
            <text:p>12055078</text:p>
          </table:table-cell>
          <table:table-cell office:value-type="float" office:value="19055106" calcext:value-type="float">
            <text:p>19055106</text:p>
          </table:table-cell>
          <table:table-cell office:value-type="float" office:value="18928472" calcext:value-type="float">
            <text:p>18928472</text:p>
          </table:table-cell>
          <table:table-cell office:value-type="float" office:value="19362980" calcext:value-type="float">
            <text:p>19362980</text:p>
          </table:table-cell>
          <table:table-cell table:formula="of:=100*[.B62]/(AVERAGE([.C62:.E62]))" office:value-type="float" office:value="63.0643499126835" calcext:value-type="float">
            <text:p>63.0643499127</text:p>
          </table:table-cell>
          <table:table-cell office:value-type="float" office:value="12055078" calcext:value-type="float">
            <text:p>1205507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328134" calcext:value-type="float">
            <text:p>10328134</text:p>
          </table:table-cell>
          <table:table-cell office:value-type="float" office:value="50334" calcext:value-type="float">
            <text:p>50334</text:p>
          </table:table-cell>
          <table:table-cell table:formula="of:=[.G62]-[.J62]" office:value-type="float" office:value="1726944" calcext:value-type="float">
            <text:p>1726944</text:p>
          </table:table-cell>
          <table:table-cell table:formula="of:=[.J62]/[.H62]" office:value-type="float" office:value="0.119572544351252" calcext:value-type="float">
            <text:p>0.1195725444</text:p>
          </table:table-cell>
          <table:table-cell table:formula="of:=[.J62]/[.G62]" office:value-type="float" office:value="0.85674551421401" calcext:value-type="float">
            <text:p>0.8567455142</text:p>
          </table:table-cell>
          <table:table-cell table:formula="of:=(1+0.5*0.5)*([.M62]*[.N62]/(0.5*0.5*[.N62]+[.M62]))" office:value-type="float" office:value="0.383672292955167" calcext:value-type="float">
            <text:p>0.383672293</text:p>
          </table:table-cell>
          <table:table-cell table:formula="of:=[.J62]/([.J62]+[.K62])" office:value-type="float" office:value="0.995150151255465" calcext:value-type="float">
            <text:p>0.9951501513</text:p>
          </table:table-cell>
          <table:table-cell table:formula="of:=[.J62]/[.G62]" office:value-type="float" office:value="0.85674551421401" calcext:value-type="float">
            <text:p>0.8567455142</text:p>
          </table:table-cell>
        </table:table-row>
        <table:table-row table:style-name="ro1">
          <table:table-cell office:value-type="string" calcext:value-type="string">
            <text:p>length_1000.thresh_10</text:p>
          </table:table-cell>
          <table:table-cell office:value-type="float" office:value="9650225" calcext:value-type="float">
            <text:p>9650225</text:p>
          </table:table-cell>
          <table:table-cell office:value-type="float" office:value="14443666" calcext:value-type="float">
            <text:p>14443666</text:p>
          </table:table-cell>
          <table:table-cell office:value-type="float" office:value="14100154" calcext:value-type="float">
            <text:p>14100154</text:p>
          </table:table-cell>
          <table:table-cell office:value-type="float" office:value="14849547" calcext:value-type="float">
            <text:p>14849547</text:p>
          </table:table-cell>
          <table:table-cell table:formula="of:=100*[.B63]/(AVERAGE([.C63:.E63]))" office:value-type="float" office:value="66.7168210293523" calcext:value-type="float">
            <text:p>66.7168210294</text:p>
          </table:table-cell>
          <table:table-cell office:value-type="float" office:value="9650225" calcext:value-type="float">
            <text:p>965022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307136" calcext:value-type="float">
            <text:p>8307136</text:p>
          </table:table-cell>
          <table:table-cell office:value-type="float" office:value="19691" calcext:value-type="float">
            <text:p>19691</text:p>
          </table:table-cell>
          <table:table-cell table:formula="of:=[.G63]-[.J63]" office:value-type="float" office:value="1343089" calcext:value-type="float">
            <text:p>1343089</text:p>
          </table:table-cell>
          <table:table-cell table:formula="of:=[.J63]/[.H63]" office:value-type="float" office:value="0.0961747192466601" calcext:value-type="float">
            <text:p>0.0961747192</text:p>
          </table:table-cell>
          <table:table-cell table:formula="of:=[.J63]/[.G63]" office:value-type="float" office:value="0.860823037804818" calcext:value-type="float">
            <text:p>0.8608230378</text:p>
          </table:table-cell>
          <table:table-cell table:formula="of:=(1+0.5*0.5)*([.M63]*[.N63]/(0.5*0.5*[.N63]+[.M63]))" office:value-type="float" office:value="0.33234828307215" calcext:value-type="float">
            <text:p>0.3323482831</text:p>
          </table:table-cell>
          <table:table-cell table:formula="of:=[.J63]/([.J63]+[.K63])" office:value-type="float" office:value="0.997635233685052" calcext:value-type="float">
            <text:p>0.9976352337</text:p>
          </table:table-cell>
          <table:table-cell table:formula="of:=[.J63]/[.G63]" office:value-type="float" office:value="0.860823037804818" calcext:value-type="float">
            <text:p>0.8608230378</text:p>
          </table:table-cell>
        </table:table-row>
        <table:table-row table:style-name="ro1">
          <table:table-cell office:value-type="string" calcext:value-type="string">
            <text:p>length_1000.thresh_12</text:p>
          </table:table-cell>
          <table:table-cell office:value-type="float" office:value="7927857" calcext:value-type="float">
            <text:p>7927857</text:p>
          </table:table-cell>
          <table:table-cell office:value-type="float" office:value="11331281" calcext:value-type="float">
            <text:p>11331281</text:p>
          </table:table-cell>
          <table:table-cell office:value-type="float" office:value="11121331" calcext:value-type="float">
            <text:p>11121331</text:p>
          </table:table-cell>
          <table:table-cell office:value-type="float" office:value="11847671" calcext:value-type="float">
            <text:p>11847671</text:p>
          </table:table-cell>
          <table:table-cell table:formula="of:=100*[.B64]/(AVERAGE([.C64:.E64]))" office:value-type="float" office:value="69.3392850432167" calcext:value-type="float">
            <text:p>69.3392850432</text:p>
          </table:table-cell>
          <table:table-cell office:value-type="float" office:value="7927857" calcext:value-type="float">
            <text:p>79278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782383" calcext:value-type="float">
            <text:p>6782383</text:p>
          </table:table-cell>
          <table:table-cell office:value-type="float" office:value="9071" calcext:value-type="float">
            <text:p>9071</text:p>
          </table:table-cell>
          <table:table-cell table:formula="of:=[.G64]-[.J64]" office:value-type="float" office:value="1145474" calcext:value-type="float">
            <text:p>1145474</text:p>
          </table:table-cell>
          <table:table-cell table:formula="of:=[.J64]/[.H64]" office:value-type="float" office:value="0.0785221020636138" calcext:value-type="float">
            <text:p>0.0785221021</text:p>
          </table:table-cell>
          <table:table-cell table:formula="of:=[.J64]/[.G64]" office:value-type="float" office:value="0.855512782331972" calcext:value-type="float">
            <text:p>0.8555127823</text:p>
          </table:table-cell>
          <table:table-cell table:formula="of:=(1+0.5*0.5)*([.M64]*[.N64]/(0.5*0.5*[.N64]+[.M64]))" office:value-type="float" office:value="0.287177640343011" calcext:value-type="float">
            <text:p>0.2871776403</text:p>
          </table:table-cell>
          <table:table-cell table:formula="of:=[.J64]/([.J64]+[.K64])" office:value-type="float" office:value="0.99866435081501" calcext:value-type="float">
            <text:p>0.9986643508</text:p>
          </table:table-cell>
          <table:table-cell table:formula="of:=[.J64]/[.G64]" office:value-type="float" office:value="0.855512782331972" calcext:value-type="float">
            <text:p>0.8555127823</text:p>
          </table:table-cell>
        </table:table-row>
        <table:table-row table:style-name="ro1">
          <table:table-cell office:value-type="string" calcext:value-type="string">
            <text:p>length_1000.thresh_14</text:p>
          </table:table-cell>
          <table:table-cell office:value-type="float" office:value="6670679" calcext:value-type="float">
            <text:p>6670679</text:p>
          </table:table-cell>
          <table:table-cell office:value-type="float" office:value="9366622" calcext:value-type="float">
            <text:p>9366622</text:p>
          </table:table-cell>
          <table:table-cell office:value-type="float" office:value="9174680" calcext:value-type="float">
            <text:p>9174680</text:p>
          </table:table-cell>
          <table:table-cell office:value-type="float" office:value="9714800" calcext:value-type="float">
            <text:p>9714800</text:p>
          </table:table-cell>
          <table:table-cell table:formula="of:=100*[.B65]/(AVERAGE([.C65:.E65]))" office:value-type="float" office:value="70.8237710919928" calcext:value-type="float">
            <text:p>70.823771092</text:p>
          </table:table-cell>
          <table:table-cell office:value-type="float" office:value="6670679" calcext:value-type="float">
            <text:p>667067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665390" calcext:value-type="float">
            <text:p>5665390</text:p>
          </table:table-cell>
          <table:table-cell office:value-type="float" office:value="3015" calcext:value-type="float">
            <text:p>3015</text:p>
          </table:table-cell>
          <table:table-cell table:formula="of:=[.G65]-[.J65]" office:value-type="float" office:value="1005289" calcext:value-type="float">
            <text:p>1005289</text:p>
          </table:table-cell>
          <table:table-cell table:formula="of:=[.J65]/[.H65]" office:value-type="float" office:value="0.065590269940547" calcext:value-type="float">
            <text:p>0.0655902699</text:p>
          </table:table-cell>
          <table:table-cell table:formula="of:=[.J65]/[.G65]" office:value-type="float" office:value="0.849297350389668" calcext:value-type="float">
            <text:p>0.8492973504</text:p>
          </table:table-cell>
          <table:table-cell table:formula="of:=(1+0.5*0.5)*([.M65]*[.N65]/(0.5*0.5*[.N65]+[.M65]))" office:value-type="float" office:value="0.25055197244463" calcext:value-type="float">
            <text:p>0.2505519724</text:p>
          </table:table-cell>
          <table:table-cell table:formula="of:=[.J65]/([.J65]+[.K65])" office:value-type="float" office:value="0.999468104343285" calcext:value-type="float">
            <text:p>0.9994681043</text:p>
          </table:table-cell>
          <table:table-cell table:formula="of:=[.J65]/[.G65]" office:value-type="float" office:value="0.849297350389668" calcext:value-type="float">
            <text:p>0.8492973504</text:p>
          </table:table-cell>
        </table:table-row>
        <table:table-row table:style-name="ro1">
          <table:table-cell office:value-type="string" calcext:value-type="string">
            <text:p>length_1000.thresh_16</text:p>
          </table:table-cell>
          <table:table-cell office:value-type="float" office:value="5691750" calcext:value-type="float">
            <text:p>5691750</text:p>
          </table:table-cell>
          <table:table-cell office:value-type="float" office:value="7783114" calcext:value-type="float">
            <text:p>7783114</text:p>
          </table:table-cell>
          <table:table-cell office:value-type="float" office:value="7661380" calcext:value-type="float">
            <text:p>7661380</text:p>
          </table:table-cell>
          <table:table-cell office:value-type="float" office:value="8428299" calcext:value-type="float">
            <text:p>8428299</text:p>
          </table:table-cell>
          <table:table-cell table:formula="of:=100*[.B66]/(AVERAGE([.C66:.E66]))" office:value-type="float" office:value="71.5259835746911" calcext:value-type="float">
            <text:p>71.5259835747</text:p>
          </table:table-cell>
          <table:table-cell office:value-type="float" office:value="5691750" calcext:value-type="float">
            <text:p>569175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758221" calcext:value-type="float">
            <text:p>4758221</text:p>
          </table:table-cell>
          <table:table-cell office:value-type="float" office:value="1221" calcext:value-type="float">
            <text:p>1221</text:p>
          </table:table-cell>
          <table:table-cell table:formula="of:=[.G66]-[.J66]" office:value-type="float" office:value="933529" calcext:value-type="float">
            <text:p>933529</text:p>
          </table:table-cell>
          <table:table-cell table:formula="of:=[.J66]/[.H66]" office:value-type="float" office:value="0.0550876461861901" calcext:value-type="float">
            <text:p>0.0550876462</text:p>
          </table:table-cell>
          <table:table-cell table:formula="of:=[.J66]/[.G66]" office:value-type="float" office:value="0.835985593183116" calcext:value-type="float">
            <text:p>0.8359855932</text:p>
          </table:table-cell>
          <table:table-cell table:formula="of:=(1+0.5*0.5)*([.M66]*[.N66]/(0.5*0.5*[.N66]+[.M66]))" office:value-type="float" office:value="0.217982113726148" calcext:value-type="float">
            <text:p>0.2179821137</text:p>
          </table:table-cell>
          <table:table-cell table:formula="of:=[.J66]/([.J66]+[.K66])" office:value-type="float" office:value="0.999743457321257" calcext:value-type="float">
            <text:p>0.9997434573</text:p>
          </table:table-cell>
          <table:table-cell table:formula="of:=[.J66]/[.G66]" office:value-type="float" office:value="0.835985593183116" calcext:value-type="float">
            <text:p>0.83598559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ngth_2000.thresh_0.01</text:p>
          </table:table-cell>
          <table:table-cell office:value-type="float" office:value="244741048" calcext:value-type="float">
            <text:p>244741048</text:p>
          </table:table-cell>
          <table:table-cell office:value-type="float" office:value="1691816729" calcext:value-type="float">
            <text:p>1691816729</text:p>
          </table:table-cell>
          <table:table-cell office:value-type="float" office:value="1129068250" calcext:value-type="float">
            <text:p>1129068250</text:p>
          </table:table-cell>
          <table:table-cell office:value-type="float" office:value="1109122431" calcext:value-type="float">
            <text:p>1109122431</text:p>
          </table:table-cell>
          <table:table-cell table:formula="of:=100*[.B68]/(AVERAGE([.C68:.E68]))" office:value-type="float" office:value="18.6824875223327" calcext:value-type="float">
            <text:p>18.6824875223</text:p>
          </table:table-cell>
          <table:table-cell office:value-type="float" office:value="244741048" calcext:value-type="float">
            <text:p>24474104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957589" calcext:value-type="float">
            <text:p>30957589</text:p>
          </table:table-cell>
          <table:table-cell office:value-type="float" office:value="30399661" calcext:value-type="float">
            <text:p>30399661</text:p>
          </table:table-cell>
          <table:table-cell table:formula="of:=[.G68]-[.J68]" office:value-type="float" office:value="213783459" calcext:value-type="float">
            <text:p>213783459</text:p>
          </table:table-cell>
          <table:table-cell table:formula="of:=[.J68]/[.H68]" office:value-type="float" office:value="0.358407209250997" calcext:value-type="float">
            <text:p>0.3584072093</text:p>
          </table:table-cell>
          <table:table-cell table:formula="of:=[.J68]/[.G68]" office:value-type="float" office:value="0.126491200609715" calcext:value-type="float">
            <text:p>0.1264912006</text:p>
          </table:table-cell>
          <table:table-cell table:formula="of:=(1+0.5*0.5)*([.M68]*[.N68]/(0.5*0.5*[.N68]+[.M68]))" office:value-type="float" office:value="0.145294455273709" calcext:value-type="float">
            <text:p>0.1452944553</text:p>
          </table:table-cell>
          <table:table-cell table:formula="of:=[.J68]/([.J68]+[.K68])" office:value-type="float" office:value="0.504546553178312" calcext:value-type="float">
            <text:p>0.5045465532</text:p>
          </table:table-cell>
          <table:table-cell table:formula="of:=[.J68]/[.G68]" office:value-type="float" office:value="0.126491200609715" calcext:value-type="float">
            <text:p>0.1264912006</text:p>
          </table:table-cell>
        </table:table-row>
        <table:table-row table:style-name="ro1">
          <table:table-cell office:value-type="string" calcext:value-type="string">
            <text:p>length_2000.thresh_1</text:p>
          </table:table-cell>
          <table:table-cell office:value-type="float" office:value="110547603" calcext:value-type="float">
            <text:p>110547603</text:p>
          </table:table-cell>
          <table:table-cell office:value-type="float" office:value="1080501632" calcext:value-type="float">
            <text:p>1080501632</text:p>
          </table:table-cell>
          <table:table-cell office:value-type="float" office:value="546657516" calcext:value-type="float">
            <text:p>546657516</text:p>
          </table:table-cell>
          <table:table-cell office:value-type="float" office:value="522439672" calcext:value-type="float">
            <text:p>522439672</text:p>
          </table:table-cell>
          <table:table-cell table:formula="of:=100*[.B69]/(AVERAGE([.C69:.E69]))" office:value-type="float" office:value="15.4281257467382" calcext:value-type="float">
            <text:p>15.4281257467</text:p>
          </table:table-cell>
          <table:table-cell office:value-type="float" office:value="110547603" calcext:value-type="float">
            <text:p>11054760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2974640" calcext:value-type="float">
            <text:p>32974640</text:p>
          </table:table-cell>
          <table:table-cell office:value-type="float" office:value="8503805" calcext:value-type="float">
            <text:p>8503805</text:p>
          </table:table-cell>
          <table:table-cell table:formula="of:=[.G69]-[.J69]" office:value-type="float" office:value="77572963" calcext:value-type="float">
            <text:p>77572963</text:p>
          </table:table-cell>
          <table:table-cell table:formula="of:=[.J69]/[.H69]" office:value-type="float" office:value="0.381759338508445" calcext:value-type="float">
            <text:p>0.3817593385</text:p>
          </table:table-cell>
          <table:table-cell table:formula="of:=[.J69]/[.G69]" office:value-type="float" office:value="0.298284531777681" calcext:value-type="float">
            <text:p>0.2982845318</text:p>
          </table:table-cell>
          <table:table-cell table:formula="of:=(1+0.5*0.5)*([.M69]*[.N69]/(0.5*0.5*[.N69]+[.M69]))" office:value-type="float" office:value="0.311925547005989" calcext:value-type="float">
            <text:p>0.311925547</text:p>
          </table:table-cell>
          <table:table-cell table:formula="of:=[.J69]/([.J69]+[.K69])" office:value-type="float" office:value="0.794982550575365" calcext:value-type="float">
            <text:p>0.7949825506</text:p>
          </table:table-cell>
          <table:table-cell table:formula="of:=[.J69]/[.G69]" office:value-type="float" office:value="0.298284531777681" calcext:value-type="float">
            <text:p>0.2982845318</text:p>
          </table:table-cell>
        </table:table-row>
        <table:table-row table:style-name="ro1">
          <table:table-cell office:value-type="string" calcext:value-type="string">
            <text:p>length_2000.thresh_2</text:p>
          </table:table-cell>
          <table:table-cell office:value-type="float" office:value="58962856" calcext:value-type="float">
            <text:p>58962856</text:p>
          </table:table-cell>
          <table:table-cell office:value-type="float" office:value="221928790" calcext:value-type="float">
            <text:p>221928790</text:p>
          </table:table-cell>
          <table:table-cell office:value-type="float" office:value="254530027" calcext:value-type="float">
            <text:p>254530027</text:p>
          </table:table-cell>
          <table:table-cell office:value-type="float" office:value="241403934" calcext:value-type="float">
            <text:p>241403934</text:p>
          </table:table-cell>
          <table:table-cell table:formula="of:=100*[.B70]/(AVERAGE([.C70:.E70]))" office:value-type="float" office:value="24.6410010484024" calcext:value-type="float">
            <text:p>24.6410010484</text:p>
          </table:table-cell>
          <table:table-cell office:value-type="float" office:value="58962856" calcext:value-type="float">
            <text:p>589628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534811" calcext:value-type="float">
            <text:p>30534811</text:p>
          </table:table-cell>
          <table:table-cell office:value-type="float" office:value="2192106" calcext:value-type="float">
            <text:p>2192106</text:p>
          </table:table-cell>
          <table:table-cell table:formula="of:=[.G70]-[.J70]" office:value-type="float" office:value="28428045" calcext:value-type="float">
            <text:p>28428045</text:p>
          </table:table-cell>
          <table:table-cell table:formula="of:=[.J70]/[.H70]" office:value-type="float" office:value="0.353512555371048" calcext:value-type="float">
            <text:p>0.3535125554</text:p>
          </table:table-cell>
          <table:table-cell table:formula="of:=[.J70]/[.G70]" office:value-type="float" office:value="0.517865196353447" calcext:value-type="float">
            <text:p>0.5178651964</text:p>
          </table:table-cell>
          <table:table-cell table:formula="of:=(1+0.5*0.5)*([.M70]*[.N70]/(0.5*0.5*[.N70]+[.M70]))" office:value-type="float" office:value="0.47380917200181" calcext:value-type="float">
            <text:p>0.473809172</text:p>
          </table:table-cell>
          <table:table-cell table:formula="of:=[.J70]/([.J70]+[.K70])" office:value-type="float" office:value="0.93301825527898" calcext:value-type="float">
            <text:p>0.9330182553</text:p>
          </table:table-cell>
          <table:table-cell table:formula="of:=[.J70]/[.G70]" office:value-type="float" office:value="0.517865196353447" calcext:value-type="float">
            <text:p>0.5178651964</text:p>
          </table:table-cell>
        </table:table-row>
        <table:table-row table:style-name="ro1">
          <table:table-cell office:value-type="string" calcext:value-type="string">
            <text:p>length_2000.thresh_4</text:p>
          </table:table-cell>
          <table:table-cell office:value-type="float" office:value="34501907" calcext:value-type="float">
            <text:p>34501907</text:p>
          </table:table-cell>
          <table:table-cell office:value-type="float" office:value="67858254" calcext:value-type="float">
            <text:p>67858254</text:p>
          </table:table-cell>
          <table:table-cell office:value-type="float" office:value="79759828" calcext:value-type="float">
            <text:p>79759828</text:p>
          </table:table-cell>
          <table:table-cell office:value-type="float" office:value="73545965" calcext:value-type="float">
            <text:p>73545965</text:p>
          </table:table-cell>
          <table:table-cell table:formula="of:=100*[.B71]/(AVERAGE([.C71:.E71]))" office:value-type="float" office:value="46.8004281907538" calcext:value-type="float">
            <text:p>46.8004281908</text:p>
          </table:table-cell>
          <table:table-cell office:value-type="float" office:value="34501907" calcext:value-type="float">
            <text:p>3450190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756348" calcext:value-type="float">
            <text:p>23756348</text:p>
          </table:table-cell>
          <table:table-cell office:value-type="float" office:value="634216" calcext:value-type="float">
            <text:p>634216</text:p>
          </table:table-cell>
          <table:table-cell table:formula="of:=[.G71]-[.J71]" office:value-type="float" office:value="10745559" calcext:value-type="float">
            <text:p>10745559</text:p>
          </table:table-cell>
          <table:table-cell table:formula="of:=[.J71]/[.H71]" office:value-type="float" office:value="0.27503583656581" calcext:value-type="float">
            <text:p>0.2750358366</text:p>
          </table:table-cell>
          <table:table-cell table:formula="of:=[.J71]/[.G71]" office:value-type="float" office:value="0.688551737154703" calcext:value-type="float">
            <text:p>0.6885517372</text:p>
          </table:table-cell>
          <table:table-cell table:formula="of:=(1+0.5*0.5)*([.M71]*[.N71]/(0.5*0.5*[.N71]+[.M71]))" office:value-type="float" office:value="0.529370278933495" calcext:value-type="float">
            <text:p>0.5293702789</text:p>
          </table:table-cell>
          <table:table-cell table:formula="of:=[.J71]/([.J71]+[.K71])" office:value-type="float" office:value="0.973997485257003" calcext:value-type="float">
            <text:p>0.9739974853</text:p>
          </table:table-cell>
          <table:table-cell table:formula="of:=[.J71]/[.G71]" office:value-type="float" office:value="0.688551737154703" calcext:value-type="float">
            <text:p>0.6885517372</text:p>
          </table:table-cell>
        </table:table-row>
        <table:table-row table:style-name="ro1">
          <table:table-cell office:value-type="string" calcext:value-type="string">
            <text:p>length_2000.thresh_6</text:p>
          </table:table-cell>
          <table:table-cell office:value-type="float" office:value="24344682" calcext:value-type="float">
            <text:p>24344682</text:p>
          </table:table-cell>
          <table:table-cell office:value-type="float" office:value="38102120" calcext:value-type="float">
            <text:p>38102120</text:p>
          </table:table-cell>
          <table:table-cell office:value-type="float" office:value="40558090" calcext:value-type="float">
            <text:p>40558090</text:p>
          </table:table-cell>
          <table:table-cell office:value-type="float" office:value="39278164" calcext:value-type="float">
            <text:p>39278164</text:p>
          </table:table-cell>
          <table:table-cell table:formula="of:=100*[.B72]/(AVERAGE([.C72:.E72]))" office:value-type="float" office:value="61.9256002291502" calcext:value-type="float">
            <text:p>61.9256002292</text:p>
          </table:table-cell>
          <table:table-cell office:value-type="float" office:value="24344682" calcext:value-type="float">
            <text:p>2434468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686226" calcext:value-type="float">
            <text:p>18686226</text:p>
          </table:table-cell>
          <table:table-cell office:value-type="float" office:value="284151" calcext:value-type="float">
            <text:p>284151</text:p>
          </table:table-cell>
          <table:table-cell table:formula="of:=[.G72]-[.J72]" office:value-type="float" office:value="5658456" calcext:value-type="float">
            <text:p>5658456</text:p>
          </table:table-cell>
          <table:table-cell table:formula="of:=[.J72]/[.H72]" office:value-type="float" office:value="0.216337199647344" calcext:value-type="float">
            <text:p>0.2163371996</text:p>
          </table:table-cell>
          <table:table-cell table:formula="of:=[.J72]/[.G72]" office:value-type="float" office:value="0.767569114273088" calcext:value-type="float">
            <text:p>0.7675691143</text:p>
          </table:table-cell>
          <table:table-cell table:formula="of:=(1+0.5*0.5)*([.M72]*[.N72]/(0.5*0.5*[.N72]+[.M72]))" office:value-type="float" office:value="0.508457134953417" calcext:value-type="float">
            <text:p>0.508457135</text:p>
          </table:table-cell>
          <table:table-cell table:formula="of:=[.J72]/([.J72]+[.K72])" office:value-type="float" office:value="0.98502133088868" calcext:value-type="float">
            <text:p>0.9850213309</text:p>
          </table:table-cell>
          <table:table-cell table:formula="of:=[.J72]/[.G72]" office:value-type="float" office:value="0.767569114273088" calcext:value-type="float">
            <text:p>0.7675691143</text:p>
          </table:table-cell>
        </table:table-row>
        <table:table-row table:style-name="ro1">
          <table:table-cell office:value-type="string" calcext:value-type="string">
            <text:p>length_2000.thresh_8</text:p>
          </table:table-cell>
          <table:table-cell office:value-type="float" office:value="18519870" calcext:value-type="float">
            <text:p>18519870</text:p>
          </table:table-cell>
          <table:table-cell office:value-type="float" office:value="26690167" calcext:value-type="float">
            <text:p>26690167</text:p>
          </table:table-cell>
          <table:table-cell office:value-type="float" office:value="27961044" calcext:value-type="float">
            <text:p>27961044</text:p>
          </table:table-cell>
          <table:table-cell office:value-type="float" office:value="27071879" calcext:value-type="float">
            <text:p>27071879</text:p>
          </table:table-cell>
          <table:table-cell table:formula="of:=100*[.B73]/(AVERAGE([.C73:.E73]))" office:value-type="float" office:value="67.9852046710422" calcext:value-type="float">
            <text:p>67.985204671</text:p>
          </table:table-cell>
          <table:table-cell office:value-type="float" office:value="18519870" calcext:value-type="float">
            <text:p>185198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094006" calcext:value-type="float">
            <text:p>15094006</text:p>
          </table:table-cell>
          <table:table-cell office:value-type="float" office:value="117034" calcext:value-type="float">
            <text:p>117034</text:p>
          </table:table-cell>
          <table:table-cell table:formula="of:=[.G73]-[.J73]" office:value-type="float" office:value="3425864" calcext:value-type="float">
            <text:p>3425864</text:p>
          </table:table-cell>
          <table:table-cell table:formula="of:=[.J73]/[.H73]" office:value-type="float" office:value="0.174748768932807" calcext:value-type="float">
            <text:p>0.1747487689</text:p>
          </table:table-cell>
          <table:table-cell table:formula="of:=[.J73]/[.G73]" office:value-type="float" office:value="0.81501684407072" calcext:value-type="float">
            <text:p>0.8150168441</text:p>
          </table:table-cell>
          <table:table-cell table:formula="of:=(1+0.5*0.5)*([.M73]*[.N73]/(0.5*0.5*[.N73]+[.M73]))" office:value-type="float" office:value="0.470350293475532" calcext:value-type="float">
            <text:p>0.4703502935</text:p>
          </table:table-cell>
          <table:table-cell table:formula="of:=[.J73]/([.J73]+[.K73])" office:value-type="float" office:value="0.992305983022857" calcext:value-type="float">
            <text:p>0.992305983</text:p>
          </table:table-cell>
          <table:table-cell table:formula="of:=[.J73]/[.G73]" office:value-type="float" office:value="0.81501684407072" calcext:value-type="float">
            <text:p>0.8150168441</text:p>
          </table:table-cell>
        </table:table-row>
        <table:table-row table:style-name="ro1">
          <table:table-cell office:value-type="string" calcext:value-type="string">
            <text:p>length_2000.thresh_10</text:p>
          </table:table-cell>
          <table:table-cell office:value-type="float" office:value="14976506" calcext:value-type="float">
            <text:p>14976506</text:p>
          </table:table-cell>
          <table:table-cell office:value-type="float" office:value="20287367" calcext:value-type="float">
            <text:p>20287367</text:p>
          </table:table-cell>
          <table:table-cell office:value-type="float" office:value="21805397" calcext:value-type="float">
            <text:p>21805397</text:p>
          </table:table-cell>
          <table:table-cell office:value-type="float" office:value="20966969" calcext:value-type="float">
            <text:p>20966969</text:p>
          </table:table-cell>
          <table:table-cell table:formula="of:=100*[.B74]/(AVERAGE([.C74:.E74]))" office:value-type="float" office:value="71.2491408740979" calcext:value-type="float">
            <text:p>71.2491408741</text:p>
          </table:table-cell>
          <table:table-cell office:value-type="float" office:value="14976506" calcext:value-type="float">
            <text:p>1497650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575421" calcext:value-type="float">
            <text:p>12575421</text:p>
          </table:table-cell>
          <table:table-cell office:value-type="float" office:value="61399" calcext:value-type="float">
            <text:p>61399</text:p>
          </table:table-cell>
          <table:table-cell table:formula="of:=[.G74]-[.J74]" office:value-type="float" office:value="2401085" calcext:value-type="float">
            <text:p>2401085</text:p>
          </table:table-cell>
          <table:table-cell table:formula="of:=[.J74]/[.H74]" office:value-type="float" office:value="0.145590199087093" calcext:value-type="float">
            <text:p>0.1455901991</text:p>
          </table:table-cell>
          <table:table-cell table:formula="of:=[.J74]/[.G74]" office:value-type="float" office:value="0.839676557402641" calcext:value-type="float">
            <text:p>0.8396765574</text:p>
          </table:table-cell>
          <table:table-cell table:formula="of:=(1+0.5*0.5)*([.M74]*[.N74]/(0.5*0.5*[.N74]+[.M74]))" office:value-type="float" office:value="0.429836378202552" calcext:value-type="float">
            <text:p>0.4298363782</text:p>
          </table:table-cell>
          <table:table-cell table:formula="of:=[.J74]/([.J74]+[.K74])" office:value-type="float" office:value="0.995141261804789" calcext:value-type="float">
            <text:p>0.9951412618</text:p>
          </table:table-cell>
          <table:table-cell table:formula="of:=[.J74]/[.G74]" office:value-type="float" office:value="0.839676557402641" calcext:value-type="float">
            <text:p>0.8396765574</text:p>
          </table:table-cell>
        </table:table-row>
        <table:table-row table:style-name="ro1">
          <table:table-cell office:value-type="string" calcext:value-type="string">
            <text:p>length_2000.thresh_12</text:p>
          </table:table-cell>
          <table:table-cell office:value-type="float" office:value="12241810" calcext:value-type="float">
            <text:p>12241810</text:p>
          </table:table-cell>
          <table:table-cell office:value-type="float" office:value="16068711" calcext:value-type="float">
            <text:p>16068711</text:p>
          </table:table-cell>
          <table:table-cell office:value-type="float" office:value="17260334" calcext:value-type="float">
            <text:p>17260334</text:p>
          </table:table-cell>
          <table:table-cell office:value-type="float" office:value="16547040" calcext:value-type="float">
            <text:p>16547040</text:p>
          </table:table-cell>
          <table:table-cell table:formula="of:=100*[.B75]/(AVERAGE([.C75:.E75]))" office:value-type="float" office:value="73.6333455202027" calcext:value-type="float">
            <text:p>73.6333455202</text:p>
          </table:table-cell>
          <table:table-cell office:value-type="float" office:value="12241810" calcext:value-type="float">
            <text:p>1224181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533554" calcext:value-type="float">
            <text:p>10533554</text:p>
          </table:table-cell>
          <table:table-cell office:value-type="float" office:value="30337" calcext:value-type="float">
            <text:p>30337</text:p>
          </table:table-cell>
          <table:table-cell table:formula="of:=[.G75]-[.J75]" office:value-type="float" office:value="1708256" calcext:value-type="float">
            <text:p>1708256</text:p>
          </table:table-cell>
          <table:table-cell table:formula="of:=[.J75]/[.H75]" office:value-type="float" office:value="0.121950766018461" calcext:value-type="float">
            <text:p>0.121950766</text:p>
          </table:table-cell>
          <table:table-cell table:formula="of:=[.J75]/[.G75]" office:value-type="float" office:value="0.860457236307376" calcext:value-type="float">
            <text:p>0.8604572363</text:p>
          </table:table-cell>
          <table:table-cell table:formula="of:=(1+0.5*0.5)*([.M75]*[.N75]/(0.5*0.5*[.N75]+[.M75]))" office:value-type="float" office:value="0.389143769434369" calcext:value-type="float">
            <text:p>0.3891437694</text:p>
          </table:table-cell>
          <table:table-cell table:formula="of:=[.J75]/([.J75]+[.K75])" office:value-type="float" office:value="0.997128236177371" calcext:value-type="float">
            <text:p>0.9971282362</text:p>
          </table:table-cell>
          <table:table-cell table:formula="of:=[.J75]/[.G75]" office:value-type="float" office:value="0.860457236307376" calcext:value-type="float">
            <text:p>0.8604572363</text:p>
          </table:table-cell>
        </table:table-row>
        <table:table-row table:style-name="ro1">
          <table:table-cell office:value-type="string" calcext:value-type="string">
            <text:p>length_2000.thresh_14</text:p>
          </table:table-cell>
          <table:table-cell office:value-type="float" office:value="10290400" calcext:value-type="float">
            <text:p>10290400</text:p>
          </table:table-cell>
          <table:table-cell office:value-type="float" office:value="13377567" calcext:value-type="float">
            <text:p>13377567</text:p>
          </table:table-cell>
          <table:table-cell office:value-type="float" office:value="13916976" calcext:value-type="float">
            <text:p>13916976</text:p>
          </table:table-cell>
          <table:table-cell office:value-type="float" office:value="13866165" calcext:value-type="float">
            <text:p>13866165</text:p>
          </table:table-cell>
          <table:table-cell table:formula="of:=100*[.B76]/(AVERAGE([.C76:.E76]))" office:value-type="float" office:value="75.0016253364738" calcext:value-type="float">
            <text:p>75.0016253365</text:p>
          </table:table-cell>
          <table:table-cell office:value-type="float" office:value="10290400" calcext:value-type="float">
            <text:p>1029040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944286" calcext:value-type="float">
            <text:p>8944286</text:p>
          </table:table-cell>
          <table:table-cell office:value-type="float" office:value="20042" calcext:value-type="float">
            <text:p>20042</text:p>
          </table:table-cell>
          <table:table-cell table:formula="of:=[.G76]-[.J76]" office:value-type="float" office:value="1346114" calcext:value-type="float">
            <text:p>1346114</text:p>
          </table:table-cell>
          <table:table-cell table:formula="of:=[.J76]/[.H76]" office:value-type="float" office:value="0.103551235336924" calcext:value-type="float">
            <text:p>0.1035512353</text:p>
          </table:table-cell>
          <table:table-cell table:formula="of:=[.J76]/[.G76]" office:value-type="float" office:value="0.86918739796315" calcext:value-type="float">
            <text:p>0.869187398</text:p>
          </table:table-cell>
          <table:table-cell table:formula="of:=(1+0.5*0.5)*([.M76]*[.N76]/(0.5*0.5*[.N76]+[.M76]))" office:value-type="float" office:value="0.350654379185019" calcext:value-type="float">
            <text:p>0.3506543792</text:p>
          </table:table-cell>
          <table:table-cell table:formula="of:=[.J76]/([.J76]+[.K76])" office:value-type="float" office:value="0.997764249590153" calcext:value-type="float">
            <text:p>0.9977642496</text:p>
          </table:table-cell>
          <table:table-cell table:formula="of:=[.J76]/[.G76]" office:value-type="float" office:value="0.86918739796315" calcext:value-type="float">
            <text:p>0.869187398</text:p>
          </table:table-cell>
        </table:table-row>
        <table:table-row table:style-name="ro1">
          <table:table-cell office:value-type="string" calcext:value-type="string">
            <text:p>length_2000.thresh_16</text:p>
          </table:table-cell>
          <table:table-cell office:value-type="float" office:value="8694280" calcext:value-type="float">
            <text:p>8694280</text:p>
          </table:table-cell>
          <table:table-cell office:value-type="float" office:value="11113598" calcext:value-type="float">
            <text:p>11113598</text:p>
          </table:table-cell>
          <table:table-cell office:value-type="float" office:value="11447522" calcext:value-type="float">
            <text:p>11447522</text:p>
          </table:table-cell>
          <table:table-cell office:value-type="float" office:value="11850145" calcext:value-type="float">
            <text:p>11850145</text:p>
          </table:table-cell>
          <table:table-cell table:formula="of:=100*[.B77]/(AVERAGE([.C77:.E77]))" office:value-type="float" office:value="75.7973878612135" calcext:value-type="float">
            <text:p>75.7973878612</text:p>
          </table:table-cell>
          <table:table-cell office:value-type="float" office:value="8694280" calcext:value-type="float">
            <text:p>869428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636261" calcext:value-type="float">
            <text:p>7636261</text:p>
          </table:table-cell>
          <table:table-cell office:value-type="float" office:value="10272" calcext:value-type="float">
            <text:p>10272</text:p>
          </table:table-cell>
          <table:table-cell table:formula="of:=[.G77]-[.J77]" office:value-type="float" office:value="1058019" calcext:value-type="float">
            <text:p>1058019</text:p>
          </table:table-cell>
          <table:table-cell table:formula="of:=[.J77]/[.H77]" office:value-type="float" office:value="0.0884077566286648" calcext:value-type="float">
            <text:p>0.0884077566</text:p>
          </table:table-cell>
          <table:table-cell table:formula="of:=[.J77]/[.G77]" office:value-type="float" office:value="0.878308612098989" calcext:value-type="float">
            <text:p>0.8783086121</text:p>
          </table:table-cell>
          <table:table-cell table:formula="of:=(1+0.5*0.5)*([.M77]*[.N77]/(0.5*0.5*[.N77]+[.M77]))" office:value-type="float" office:value="0.315150562533606" calcext:value-type="float">
            <text:p>0.3151505625</text:p>
          </table:table-cell>
          <table:table-cell table:formula="of:=[.J77]/([.J77]+[.K77])" office:value-type="float" office:value="0.998656646090457" calcext:value-type="float">
            <text:p>0.9986566461</text:p>
          </table:table-cell>
          <table:table-cell table:formula="of:=[.J77]/[.G77]" office:value-type="float" office:value="0.878308612098989" calcext:value-type="float">
            <text:p>0.8783086121</text:p>
          </table:table-cell>
        </table:table-row>
      </table:table>
      <table:named-expressions/>
      <table:database-ranges>
        <table:database-range table:name="__Anonymous_Sheet_DB__0" table:target-range-address="Sheet1.A1:Sheet1.Q77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0:12:46.616246428</meta:creation-date>
    <dc:date>2016-06-24T14:18:02.972410210</dc:date>
    <meta:editing-duration>PT3H50M3S</meta:editing-duration>
    <meta:editing-cycles>6</meta:editing-cycles>
    <meta:generator>LibreOffice/4.2.8.2$Linux_X86_64 LibreOffice_project/420m0$Build-2</meta:generator>
    <meta:document-statistic meta:table-count="1" meta:cell-count="1207" meta:object-count="0"/>
  </office:meta>
</office:document-meta>
</file>